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b0b0b0" draw:stroke-linejoin="round" svg:stroke-linecap="square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5.1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17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7cm" svg:stroke-color="#000000" draw:stroke-linejoin="miter" svg:stroke-linecap="square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34cm" svg:stroke-color="#cccccc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105cm" svg:stroke-color="#1f77b4" draw:stroke-linejoin="round" svg:stroke-linecap="square" draw:fill="none" fo:padding-top="0.052cm" fo:padding-bottom="0.052cm" fo:padding-left="0.052cm" fo:padding-right="0.052cm"/>
    </style:style>
    <style:style style:name="gr10" style:family="graphic" style:parent-style-name="standard">
      <style:graphic-properties draw:stroke="solid" svg:stroke-width="0.105cm" svg:stroke-color="#ff7f0e" draw:stroke-linejoin="round" svg:stroke-linecap="butt" draw:fill="none" fo:padding-top="0.052cm" fo:padding-bottom="0.052cm" fo:padding-left="0.052cm" fo:padding-right="0.052cm"/>
    </style:style>
    <style:style style:name="gr11" style:family="graphic" style:parent-style-name="standard">
      <style:graphic-properties draw:stroke="solid" svg:stroke-width="0.105cm" svg:stroke-color="#ff7f0e" draw:stroke-linejoin="miter" svg:stroke-linecap="butt" draw:fill="solid" draw:fill-color="#ff7f0e" fo:padding-top="0.052cm" fo:padding-bottom="0.052cm" fo:padding-left="0.052cm" fo:padding-right="0.05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63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105cm" svg:stroke-color="#2ca02c" draw:stroke-linejoin="round" svg:stroke-linecap="butt" draw:fill="none" fo:padding-top="0.052cm" fo:padding-bottom="0.052cm" fo:padding-left="0.052cm" fo:padding-right="0.052cm"/>
    </style:style>
    <style:style style:name="gr14" style:family="graphic" style:parent-style-name="standard">
      <style:graphic-properties draw:stroke="solid" svg:stroke-width="0.105cm" svg:stroke-color="#2ca02c" draw:stroke-linejoin="miter" svg:stroke-linecap="butt" draw:fill="solid" draw:fill-color="#2ca02c" fo:padding-top="0.052cm" fo:padding-bottom="0.052cm" fo:padding-left="0.052cm" fo:padding-right="0.05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338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105cm" svg:stroke-color="#d62728" draw:stroke-linejoin="round" svg:stroke-linecap="butt" draw:fill="none" fo:padding-top="0.052cm" fo:padding-bottom="0.052cm" fo:padding-left="0.052cm" fo:padding-right="0.052cm"/>
    </style:style>
    <style:style style:name="gr17" style:family="graphic" style:parent-style-name="standard">
      <style:graphic-properties draw:stroke="solid" svg:stroke-width="0.105cm" svg:stroke-color="#d62728" draw:stroke-linejoin="miter" svg:stroke-linecap="butt" draw:fill="solid" draw:fill-color="#d62728" fo:padding-top="0.052cm" fo:padding-bottom="0.052cm" fo:padding-left="0.052cm" fo:padding-right="0.052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194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105cm" svg:stroke-color="#9467bd" draw:stroke-linejoin="round" svg:stroke-linecap="square" draw:fill="none" fo:padding-top="0.052cm" fo:padding-bottom="0.052cm" fo:padding-left="0.052cm" fo:padding-right="0.052cm"/>
    </style:style>
    <style:style style:name="gr20" style:family="graphic" style:parent-style-name="standard">
      <style:graphic-properties draw:stroke="solid" svg:stroke-width="0.017cm" svg:stroke-color="#9467bd" draw:stroke-linejoin="bevel" svg:stroke-linecap="butt" draw:fill="solid" draw:fill-color="#9467bd" fo:padding-top="0.008cm" fo:padding-bottom="0.008cm" fo:padding-left="0.008cm" fo:padding-right="0.008cm"/>
    </style:style>
    <style:style style:name="gr21" style:family="graphic" style:parent-style-name="standard">
      <style:graphic-properties draw:stroke="solid" svg:stroke-width="0.105cm" svg:stroke-color="#8c564b" draw:stroke-linejoin="round" svg:stroke-linecap="butt" draw:fill="none" fo:padding-top="0.052cm" fo:padding-bottom="0.052cm" fo:padding-left="0.052cm" fo:padding-right="0.052cm"/>
    </style:style>
    <style:style style:name="gr22" style:family="graphic" style:parent-style-name="standard">
      <style:graphic-properties draw:stroke="solid" svg:stroke-width="0.105cm" svg:stroke-color="#8c564b" draw:stroke-linejoin="round" svg:stroke-linecap="butt" draw:fill="solid" draw:fill-color="#8c564b" fo:padding-top="0.052cm" fo:padding-bottom="0.052cm" fo:padding-left="0.052cm" fo:padding-right="0.05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384cm" fo:padding-top="0cm" fo:padding-bottom="0cm" fo:padding-left="0cm" fo:padding-right="0cm"/>
    </style:style>
    <style:style style:name="gr24" style:family="graphic" style:parent-style-name="standard">
      <style:graphic-properties draw:stroke="solid" svg:stroke-width="0.105cm" svg:stroke-color="#bcbd22" draw:stroke-linejoin="round" svg:stroke-linecap="square" draw:fill="none" fo:padding-top="0.052cm" fo:padding-bottom="0.052cm" fo:padding-left="0.052cm" fo:padding-right="0.052cm"/>
    </style:style>
    <style:style style:name="gr25" style:family="graphic" style:parent-style-name="standard">
      <style:graphic-properties draw:stroke="solid" svg:stroke-width="0.105cm" svg:stroke-color="#bcbd22" draw:stroke-linejoin="miter" svg:stroke-linecap="butt" draw:fill="solid" draw:fill-color="#bcbd22" fo:padding-top="0.052cm" fo:padding-bottom="0.052cm" fo:padding-left="0.052cm" fo:padding-right="0.052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639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157cm" svg:stroke-color="#8c564b" draw:stroke-linejoin="round" svg:stroke-linecap="butt" draw:fill="none" fo:padding-top="0.078cm" fo:padding-bottom="0.078cm" fo:padding-left="0.078cm" fo:padding-right="0.078cm"/>
    </style:style>
    <style:style style:name="gr28" style:family="graphic" style:parent-style-name="standard">
      <style:graphic-properties draw:stroke="solid" svg:stroke-width="0.157cm" svg:stroke-color="#bcbd22" draw:stroke-linejoin="round" svg:stroke-linecap="square" draw:fill="none" fo:padding-top="0.078cm" fo:padding-bottom="0.078cm" fo:padding-left="0.078cm" fo:padding-right="0.078cm"/>
    </style:style>
    <style:style style:name="gr29" style:family="graphic" style:parent-style-name="standard">
      <style:graphic-properties draw:stroke="solid" svg:stroke-width="0.157cm" svg:stroke-color="#9467bd" draw:stroke-linejoin="round" svg:stroke-linecap="square" draw:fill="none" fo:padding-top="0.078cm" fo:padding-bottom="0.078cm" fo:padding-left="0.078cm" fo:padding-right="0.078cm"/>
    </style:style>
    <style:style style:name="gr30" style:family="graphic" style:parent-style-name="standard">
      <style:graphic-properties draw:stroke="solid" svg:stroke-width="0.157cm" svg:stroke-color="#d62728" draw:stroke-linejoin="round" svg:stroke-linecap="butt" draw:fill="none" fo:padding-top="0.078cm" fo:padding-bottom="0.078cm" fo:padding-left="0.078cm" fo:padding-right="0.078cm"/>
    </style:style>
    <style:style style:name="gr31" style:family="graphic" style:parent-style-name="standard">
      <style:graphic-properties draw:stroke="solid" svg:stroke-width="0.157cm" svg:stroke-color="#2ca02c" draw:stroke-linejoin="round" svg:stroke-linecap="butt" draw:fill="none" fo:padding-top="0.078cm" fo:padding-bottom="0.078cm" fo:padding-left="0.078cm" fo:padding-right="0.078cm"/>
    </style:style>
    <style:style style:name="gr32" style:family="graphic" style:parent-style-name="standard">
      <style:graphic-properties draw:stroke="solid" svg:stroke-width="0.157cm" svg:stroke-color="#ff7f0e" draw:stroke-linejoin="round" svg:stroke-linecap="butt" draw:fill="none" fo:padding-top="0.078cm" fo:padding-bottom="0.078cm" fo:padding-left="0.078cm" fo:padding-right="0.078cm"/>
    </style:style>
    <style:style style:name="gr33" style:family="graphic" style:parent-style-name="standard">
      <style:graphic-properties draw:stroke="solid" svg:stroke-width="0.157cm" svg:stroke-color="#1f77b4" draw:stroke-linejoin="round" svg:stroke-linecap="square" draw:fill="none" fo:padding-top="0.078cm" fo:padding-bottom="0.078cm" fo:padding-left="0.078cm" fo:padding-right="0.078cm"/>
    </style:style>
    <style:style style:name="gr34" style:family="graphic" style:parent-style-name="standard">
      <style:graphic-properties draw:stroke="solid" svg:stroke-width="0.14cm" svg:stroke-color="#ff7f0e" draw:stroke-linejoin="miter" svg:stroke-linecap="butt" draw:fill="solid" draw:fill-color="#ff7f0e" fo:padding-top="0.07cm" fo:padding-bottom="0.07cm" fo:padding-left="0.07cm" fo:padding-right="0.07cm"/>
    </style:style>
    <style:style style:name="gr35" style:family="graphic" style:parent-style-name="standard">
      <style:graphic-properties draw:stroke="solid" svg:stroke-width="0.14cm" svg:stroke-color="#2ca02c" draw:stroke-linejoin="miter" svg:stroke-linecap="butt" draw:fill="solid" draw:fill-color="#2ca02c" fo:padding-top="0.07cm" fo:padding-bottom="0.07cm" fo:padding-left="0.07cm" fo:padding-right="0.07cm"/>
    </style:style>
    <style:style style:name="gr36" style:family="graphic" style:parent-style-name="standard">
      <style:graphic-properties draw:stroke="solid" svg:stroke-width="0.14cm" svg:stroke-color="#d62728" draw:stroke-linejoin="miter" svg:stroke-linecap="butt" draw:fill="solid" draw:fill-color="#d62728" fo:padding-top="0.07cm" fo:padding-bottom="0.07cm" fo:padding-left="0.07cm" fo:padding-right="0.07cm"/>
    </style:style>
    <style:style style:name="gr37" style:family="graphic" style:parent-style-name="standard">
      <style:graphic-properties draw:stroke="solid" svg:stroke-width="0.14cm" svg:stroke-color="#8c564b" draw:stroke-linejoin="round" svg:stroke-linecap="butt" draw:fill="solid" draw:fill-color="#8c564b" fo:padding-top="0.07cm" fo:padding-bottom="0.07cm" fo:padding-left="0.07cm" fo:padding-right="0.07cm"/>
    </style:style>
    <style:style style:name="gr38" style:family="graphic" style:parent-style-name="standard">
      <style:graphic-properties draw:stroke="solid" svg:stroke-width="0.14cm" svg:stroke-color="#e377c2" draw:stroke-linejoin="miter" svg:stroke-linecap="butt" draw:fill="solid" draw:fill-color="#e377c2" fo:padding-top="0.07cm" fo:padding-bottom="0.07cm" fo:padding-left="0.07cm" fo:padding-right="0.07cm"/>
    </style:style>
    <style:style style:name="gr39" style:family="graphic" style:parent-style-name="standard">
      <style:graphic-properties draw:stroke="solid" svg:stroke-width="0.14cm" svg:stroke-color="#bcbd22" draw:stroke-linejoin="miter" svg:stroke-linecap="butt" draw:fill="solid" draw:fill-color="#bcbd22" fo:padding-top="0.07cm" fo:padding-bottom="0.07cm" fo:padding-left="0.07cm" fo:padding-right="0.07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02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272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DejaVu Sans" fo:font-size="24pt"/>
    </style:style>
    <style:style style:name="P2" style:family="paragraph">
      <loext:graphic-properties draw:fill="none"/>
      <style:text-properties style:font-name="DejaVu Sans" fo:font-size="24pt"/>
    </style:style>
    <style:style style:name="P3" style:family="paragraph">
      <style:paragraph-properties fo:text-align="start" style:writing-mode="lr-tb"/>
      <style:text-properties style:font-name="DejaVu Sans"/>
    </style:style>
    <style:style style:name="P4" style:family="paragraph">
      <loext:graphic-properties draw:fill="none"/>
      <style:paragraph-properties fo:text-align="start" style:writing-mode="lr-tb"/>
      <style:text-properties style:font-name="DejaVu Sans" fo:font-size="24pt" style:font-size-asian="16pt" style:font-size-complex="16pt"/>
    </style:style>
    <style:style style:name="P5" style:family="paragraph">
      <loext:graphic-properties draw:fill="solid" draw:fill-color="#ff7f0e"/>
      <style:text-properties style:font-name="DejaVu Sans" fo:font-size="24pt"/>
    </style:style>
    <style:style style:name="P6" style:family="paragraph">
      <loext:graphic-properties draw:fill="solid" draw:fill-color="#2ca02c"/>
      <style:text-properties style:font-name="DejaVu Sans" fo:font-size="24pt"/>
    </style:style>
    <style:style style:name="P7" style:family="paragraph">
      <loext:graphic-properties draw:fill="solid" draw:fill-color="#d62728"/>
      <style:text-properties style:font-name="DejaVu Sans" fo:font-size="24pt"/>
    </style:style>
    <style:style style:name="P8" style:family="paragraph">
      <loext:graphic-properties draw:fill="solid" draw:fill-color="#9467bd"/>
      <style:text-properties style:font-name="DejaVu Sans" fo:font-size="24pt"/>
    </style:style>
    <style:style style:name="P9" style:family="paragraph">
      <loext:graphic-properties draw:fill="solid" draw:fill-color="#8c564b"/>
      <style:text-properties style:font-name="DejaVu Sans" fo:font-size="24pt"/>
    </style:style>
    <style:style style:name="P10" style:family="paragraph">
      <loext:graphic-properties draw:fill="solid" draw:fill-color="#bcbd22"/>
      <style:text-properties style:font-name="DejaVu Sans" fo:font-size="24pt"/>
    </style:style>
    <style:style style:name="P11" style:family="paragraph">
      <loext:graphic-properties draw:fill="solid" draw:fill-color="#e377c2"/>
      <style:text-properties style:font-name="DejaVu Sans" fo:font-size="24pt"/>
    </style:style>
    <style:style style:name="T1" style:family="text">
      <style:text-properties fo:color="#000000" fo:font-size="24pt" style:font-size-asian="16pt" style:font-name-complex="DejaVu Sans2" style:font-size-complex="16pt"/>
    </style:style>
    <style:style style:name="T2" style:family="text">
      <style:text-properties fo:color="#000000" fo:font-size="24pt" style:font-size-asian="16pt" style:font-name-complex="DejaVu Sans Mono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255cm" svg:height="12.191cm" svg:x="0cm" svg:y="0cm" svg:viewBox="0 0 16256 12192" draw:points="0,0 16256,0 16256,12192 0,12192">
          <text:p/>
        </draw:polygon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3cm" svg:y1="10.849cm" svg:x2="2.603cm" svg:y2="1.463cm">
          <text:p/>
        </draw:line>
        <draw:line draw:style-name="gr3" draw:text-style-name="P2" draw:layer="layout" svg:x1="2.603cm" svg:y1="10.849cm" svg:x2="2.603cm" svg:y2="10.973cm">
          <text:p/>
        </draw:line>
        <draw:line draw:style-name="gr2" draw:text-style-name="P2" draw:layer="layout" svg:x1="4.895cm" svg:y1="10.849cm" svg:x2="4.895cm" svg:y2="1.463cm">
          <text:p/>
        </draw:line>
        <draw:line draw:style-name="gr3" draw:text-style-name="P2" draw:layer="layout" svg:x1="4.895cm" svg:y1="10.849cm" svg:x2="4.895cm" svg:y2="10.973cm">
          <text:p/>
        </draw:line>
        <draw:line draw:style-name="gr2" draw:text-style-name="P2" draw:layer="layout" svg:x1="7.184cm" svg:y1="10.849cm" svg:x2="7.184cm" svg:y2="1.463cm">
          <text:p/>
        </draw:line>
        <draw:line draw:style-name="gr3" draw:text-style-name="P2" draw:layer="layout" svg:x1="7.184cm" svg:y1="10.849cm" svg:x2="7.184cm" svg:y2="10.973cm">
          <text:p/>
        </draw:line>
        <draw:frame draw:style-name="gr4" draw:text-style-name="P4" draw:layer="layout" svg:width="0.563cm" svg:height="0.987cm" svg:x="2.469cm" svg:y="10.693cm">
          <draw:text-box>
            <text:p text:style-name="P3"><text:span text:style-name="T1">0</text:span></text:p>
          </draw:text-box>
        </draw:frame>
        <draw:line draw:style-name="gr2" draw:text-style-name="P2" draw:layer="layout" svg:x1="9.475cm" svg:y1="10.849cm" svg:x2="9.475cm" svg:y2="1.463cm">
          <text:p/>
        </draw:line>
        <draw:line draw:style-name="gr3" draw:text-style-name="P2" draw:layer="layout" svg:x1="9.475cm" svg:y1="10.849cm" svg:x2="9.475cm" svg:y2="10.973cm">
          <text:p/>
        </draw:line>
        <draw:frame draw:style-name="gr4" draw:text-style-name="P4" draw:layer="layout" svg:width="0.563cm" svg:height="0.987cm" svg:x="4.759cm" svg:y="10.693cm">
          <draw:text-box>
            <text:p text:style-name="P3"><text:span text:style-name="T1">1</text:span></text:p>
          </draw:text-box>
        </draw:frame>
        <draw:line draw:style-name="gr2" draw:text-style-name="P2" draw:layer="layout" svg:x1="11.767cm" svg:y1="10.849cm" svg:x2="11.767cm" svg:y2="1.463cm">
          <text:p/>
        </draw:line>
        <draw:line draw:style-name="gr3" draw:text-style-name="P2" draw:layer="layout" svg:x1="11.867cm" svg:y1="10.449cm" svg:x2="11.867cm" svg:y2="10.573cm">
          <text:p/>
        </draw:line>
        <draw:frame draw:style-name="gr4" draw:text-style-name="P4" draw:layer="layout" svg:width="0.563cm" svg:height="0.987cm" svg:x="7.052cm" svg:y="10.693cm">
          <draw:text-box>
            <text:p text:style-name="P3"><text:span text:style-name="T1">2</text:span></text:p>
          </draw:text-box>
        </draw:frame>
        <draw:line draw:style-name="gr2" draw:text-style-name="P2" draw:layer="layout" svg:x1="14.056cm" svg:y1="10.849cm" svg:x2="14.056cm" svg:y2="1.463cm">
          <text:p/>
        </draw:line>
        <draw:line draw:style-name="gr3" draw:text-style-name="P2" draw:layer="layout" svg:x1="14.156cm" svg:y1="10.449cm" svg:x2="14.156cm" svg:y2="10.573cm">
          <text:p/>
        </draw:line>
        <draw:frame draw:style-name="gr4" draw:text-style-name="P4" draw:layer="layout" svg:width="0.563cm" svg:height="0.987cm" svg:x="9.342cm" svg:y="10.693cm">
          <draw:text-box>
            <text:p text:style-name="P3"><text:span text:style-name="T1">3</text:span></text:p>
          </draw:text-box>
        </draw:frame>
        <draw:frame draw:style-name="gr4" draw:text-style-name="P4" draw:layer="layout" svg:width="0.563cm" svg:height="0.987cm" svg:x="11.631cm" svg:y="10.693cm">
          <draw:text-box>
            <text:p text:style-name="P3"><text:span text:style-name="T1">4</text:span></text:p>
          </draw:text-box>
        </draw:frame>
        <draw:line draw:style-name="gr2" draw:text-style-name="P2" draw:layer="layout" svg:x1="2.184cm" svg:y1="10.581cm" svg:x2="14.598cm" svg:y2="10.581cm">
          <text:p/>
        </draw:line>
        <draw:frame draw:style-name="gr4" draw:text-style-name="P4" draw:layer="layout" svg:width="0.563cm" svg:height="0.987cm" svg:x="13.924cm" svg:y="10.693cm">
          <draw:text-box>
            <text:p text:style-name="P3"><text:span text:style-name="T1">5</text:span></text:p>
          </draw:text-box>
        </draw:frame>
        <draw:line draw:style-name="gr2" draw:text-style-name="P2" draw:layer="layout" svg:x1="2.184cm" svg:y1="9.398cm" svg:x2="14.598cm" svg:y2="9.398cm">
          <text:p/>
        </draw:line>
        <draw:frame draw:style-name="gr5" draw:text-style-name="P4" draw:layer="layout" svg:width="5.831cm" svg:height="0.987cm" svg:x="6.195cm" svg:y="11.347cm">
          <draw:text-box>
            <text:p text:style-name="P3"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c</text:span><text:span text:style-name="T2">y</text:span><text:span text:style-name="T2"> </text:span><text:span text:style-name="T2">b</text:span><text:span text:style-name="T2">i</text:span><text:span text:style-name="T2">a</text:span><text:span text:style-name="T2">s</text:span></text:p>
          </draw:text-box>
        </draw:frame>
        <draw:line draw:style-name="gr2" draw:text-style-name="P2" draw:layer="layout" svg:x1="2.286cm" svg:y1="8.214cm" svg:x2="14.63cm" svg:y2="8.214cm">
          <text:p/>
        </draw:line>
        <draw:frame draw:style-name="gr6" draw:text-style-name="P4" draw:layer="layout" svg:width="1.348cm" svg:height="0.987cm" svg:x="0.811cm" svg:y="10.216cm">
          <draw:text-box>
            <text:p text:style-name="P3"><text:span text:style-name="T1">0</text:span><text:span text:style-name="T1">.</text:span><text:span text:style-name="T1">2</text:span></text:p>
          </draw:text-box>
        </draw:frame>
        <draw:line draw:style-name="gr2" draw:text-style-name="P2" draw:layer="layout" svg:x1="2.184cm" svg:y1="7.031cm" svg:x2="14.598cm" svg:y2="7.031cm">
          <text:p/>
        </draw:line>
        <draw:frame draw:style-name="gr6" draw:text-style-name="P4" draw:layer="layout" svg:width="1.348cm" svg:height="0.987cm" svg:x="0.811cm" svg:y="9.034cm">
          <draw:text-box>
            <text:p text:style-name="P3"><text:span text:style-name="T1">0</text:span><text:span text:style-name="T1">.</text:span><text:span text:style-name="T1">3</text:span></text:p>
          </draw:text-box>
        </draw:frame>
        <draw:line draw:style-name="gr2" draw:text-style-name="P2" draw:layer="layout" svg:x1="2.184cm" svg:y1="5.848cm" svg:x2="14.598cm" svg:y2="5.848cm">
          <text:p/>
        </draw:line>
        <draw:frame draw:style-name="gr6" draw:text-style-name="P4" draw:layer="layout" svg:width="1.348cm" svg:height="0.987cm" svg:x="0.811cm" svg:y="7.852cm">
          <draw:text-box>
            <text:p text:style-name="P3"><text:span text:style-name="T1">0.4</text:span></text:p>
          </draw:text-box>
        </draw:frame>
        <draw:line draw:style-name="gr2" draw:text-style-name="P2" draw:layer="layout" svg:x1="2.184cm" svg:y1="4.666cm" svg:x2="14.598cm" svg:y2="4.666cm">
          <text:p/>
        </draw:line>
        <draw:frame draw:style-name="gr6" draw:text-style-name="P4" draw:layer="layout" svg:width="1.348cm" svg:height="0.987cm" svg:x="0.811cm" svg:y="6.667cm">
          <draw:text-box>
            <text:p text:style-name="P3"><text:span text:style-name="T1">0.5</text:span></text:p>
          </draw:text-box>
        </draw:frame>
        <draw:line draw:style-name="gr2" draw:text-style-name="P2" draw:layer="layout" svg:x1="2.184cm" svg:y1="3.483cm" svg:x2="14.598cm" svg:y2="3.483cm">
          <text:p/>
        </draw:line>
        <draw:frame draw:style-name="gr6" draw:text-style-name="P4" draw:layer="layout" svg:width="1.348cm" svg:height="0.987cm" svg:x="0.811cm" svg:y="5.485cm">
          <draw:text-box>
            <text:p text:style-name="P3"><text:span text:style-name="T1">0.6</text:span></text:p>
          </draw:text-box>
        </draw:frame>
        <draw:line draw:style-name="gr2" draw:text-style-name="P2" draw:layer="layout" svg:x1="2.184cm" svg:y1="2.3cm" svg:x2="14.598cm" svg:y2="2.3cm">
          <text:p/>
        </draw:line>
        <draw:frame draw:style-name="gr6" draw:text-style-name="P4" draw:layer="layout" svg:width="1.348cm" svg:height="0.987cm" svg:x="0.811cm" svg:y="4.303cm">
          <draw:text-box>
            <text:p text:style-name="P3"><text:span text:style-name="T1">0.7</text:span></text:p>
          </draw:text-box>
        </draw:frame>
        <draw:frame draw:style-name="gr6" draw:text-style-name="P4" draw:layer="layout" svg:width="1.348cm" svg:height="0.987cm" svg:x="0.811cm" svg:y="3.118cm">
          <draw:text-box>
            <text:p text:style-name="P3"><text:span text:style-name="T1">0.8</text:span></text:p>
          </draw:text-box>
        </draw:frame>
        <draw:line draw:style-name="gr7" draw:text-style-name="P2" draw:layer="layout" svg:x1="2.286cm" svg:y1="10.541cm" svg:x2="2.286cm" svg:y2="1.448cm">
          <text:p/>
        </draw:line>
        <draw:line draw:style-name="gr7" draw:text-style-name="P2" draw:layer="layout" svg:x1="14.63cm" svg:y1="10.556cm" svg:x2="14.63cm" svg:y2="1.463cm">
          <text:p/>
        </draw:line>
        <draw:line draw:style-name="gr7" draw:text-style-name="P2" draw:layer="layout" svg:x1="2.286cm" svg:y1="10.566cm" svg:x2="14.63cm" svg:y2="10.566cm">
          <text:p/>
        </draw:line>
        <draw:line draw:style-name="gr7" draw:text-style-name="P2" draw:layer="layout" svg:x1="2.286cm" svg:y1="1.463cm" svg:x2="14.63cm" svg:y2="1.463cm">
          <text:p/>
        </draw:line>
        <draw:path draw:style-name="gr1" draw:text-style-name="P1" draw:layer="layout" svg:width="5.206cm" svg:height="5.841cm" svg:x="9.271cm" svg:y="4.653cm" svg:viewBox="0 0 5207 5842" svg:d="M115 5842h4978c77 0 114-26 114-77v-5688c0-50-37-77-114-77h-4978c-77 0-115 27-115 77v5688c0 51 38 77 115 77z">
          <text:p/>
        </draw:path>
        <draw:path draw:style-name="gr8" draw:text-style-name="P2" draw:layer="layout" svg:width="5.206cm" svg:height="5.841cm" svg:x="9.271cm" svg:y="4.653cm" svg:viewBox="0 0 5207 5842" svg:d="M115 5842h4978c77 0 114-26 114-77v-5688c0-50-37-77-114-77h-4978c-77 0-115 27-115 77v5688c0 51 38 77 115 77z">
          <text:p/>
        </draw:path>
        <draw:line draw:style-name="gr9" draw:text-style-name="P2" draw:layer="layout" svg:x1="9.551cm" svg:y1="5.101cm" svg:x2="9.759cm" svg:y2="5.101cm">
          <text:p/>
        </draw:line>
        <draw:line draw:style-name="gr9" draw:text-style-name="P2" draw:layer="layout" svg:x1="9.969cm" svg:y1="5.101cm" svg:x2="10.177cm" svg:y2="5.101cm">
          <text:p/>
        </draw:line>
        <draw:line draw:style-name="gr9" draw:text-style-name="P2" draw:layer="layout" svg:x1="10.385cm" svg:y1="5.101cm" svg:x2="10.397cm" svg:y2="5.101cm">
          <text:p/>
        </draw:line>
        <draw:frame draw:style-name="gr6" draw:text-style-name="P4" draw:layer="layout" svg:width="1.348cm" svg:height="0.987cm" svg:x="0.811cm" svg:y="1.936cm">
          <draw:text-box>
            <text:p text:style-name="P3"><text:span text:style-name="T1">0.9</text:span></text:p>
          </draw:text-box>
        </draw:frame>
        <draw:line draw:style-name="gr10" draw:text-style-name="P2" draw:layer="layout" svg:x1="9.551cm" svg:y1="5.922cm" svg:x2="9.746cm" svg:y2="5.922cm">
          <text:p/>
        </draw:line>
        <draw:line draw:style-name="gr10" draw:text-style-name="P2" draw:layer="layout" svg:x1="9.83cm" svg:y1="5.922cm" svg:x2="10.024cm" svg:y2="5.922cm">
          <text:p/>
        </draw:line>
        <draw:line draw:style-name="gr10" draw:text-style-name="P2" draw:layer="layout" svg:x1="10.108cm" svg:y1="5.922cm" svg:x2="10.304cm" svg:y2="5.922cm">
          <text:p/>
        </draw:line>
        <draw:line draw:style-name="gr10" draw:text-style-name="P2" draw:layer="layout" svg:x1="10.388cm" svg:y1="5.922cm" svg:x2="10.397cm" svg:y2="5.922cm">
          <text:p/>
        </draw:line>
        <draw:polygon draw:style-name="gr11" draw:text-style-name="P5" draw:layer="layout" svg:width="0.213cm" svg:height="0.213cm" svg:x="9.868cm" svg:y="5.816cm" svg:viewBox="0 0 214 214" draw:points="107,214 214,0 0,0">
          <text:p/>
        </draw:polygon>
        <draw:frame draw:style-name="gr12" draw:text-style-name="P4" draw:layer="layout" svg:width="3.588cm" svg:height="0.987cm" draw:transform="rotate (1.5707963267949) translate (-0.045cm 7.775cm)">
          <draw:text-box>
            <text:p text:style-name="P3"><text:span text:style-name="T2">F1 score</text:span></text:p>
          </draw:text-box>
        </draw:frame>
        <draw:line draw:style-name="gr13" draw:text-style-name="P2" draw:layer="layout" svg:x1="9.551cm" svg:y1="6.745cm" svg:x2="9.888cm" svg:y2="6.745cm">
          <text:p/>
        </draw:line>
        <draw:line draw:style-name="gr13" draw:text-style-name="P2" draw:layer="layout" svg:x1="9.972cm" svg:y1="6.745cm" svg:x2="10.024cm" svg:y2="6.745cm">
          <text:p/>
        </draw:line>
        <draw:line draw:style-name="gr13" draw:text-style-name="P2" draw:layer="layout" svg:x1="10.108cm" svg:y1="6.745cm" svg:x2="10.397cm" svg:y2="6.745cm">
          <text:p/>
        </draw:line>
        <draw:polygon draw:style-name="gr14" draw:text-style-name="P6" draw:layer="layout" svg:width="0.213cm" svg:height="0.211cm" svg:x="9.868cm" svg:y="6.639cm" svg:viewBox="0 0 214 212" draw:points="0,212 214,212 214,0 0,0">
          <text:p/>
        </draw:polygon>
        <draw:frame draw:style-name="gr15" draw:text-style-name="P4" draw:layer="layout" svg:width="3.469cm" svg:height="0.987cm" svg:x="10.738cm" svg:y="4.625cm">
          <draw:text-box>
            <text:p text:style-name="P3"><text:span text:style-name="T1">BSC-acc</text:span></text:p>
          </draw:text-box>
        </draw:frame>
        <draw:line draw:style-name="gr16" draw:text-style-name="P2" draw:layer="layout" svg:x1="9.551cm" svg:y1="7.566cm" svg:x2="9.603cm" svg:y2="7.566cm">
          <text:p/>
        </draw:line>
        <draw:line draw:style-name="gr16" draw:text-style-name="P2" draw:layer="layout" svg:x1="9.689cm" svg:y1="7.566cm" svg:x2="9.741cm" svg:y2="7.566cm">
          <text:p/>
        </draw:line>
        <draw:line draw:style-name="gr16" draw:text-style-name="P2" draw:layer="layout" svg:x1="9.828cm" svg:y1="7.566cm" svg:x2="9.88cm" svg:y2="7.566cm">
          <text:p/>
        </draw:line>
        <draw:line draw:style-name="gr16" draw:text-style-name="P2" draw:layer="layout" svg:x1="9.967cm" svg:y1="7.566cm" svg:x2="10.019cm" svg:y2="7.566cm">
          <text:p/>
        </draw:line>
        <draw:line draw:style-name="gr16" draw:text-style-name="P2" draw:layer="layout" svg:x1="10.107cm" svg:y1="7.566cm" svg:x2="10.159cm" svg:y2="7.566cm">
          <text:p/>
        </draw:line>
        <draw:line draw:style-name="gr16" draw:text-style-name="P2" draw:layer="layout" svg:x1="10.246cm" svg:y1="7.566cm" svg:x2="10.298cm" svg:y2="7.566cm">
          <text:p/>
        </draw:line>
        <draw:line draw:style-name="gr16" draw:text-style-name="P2" draw:layer="layout" svg:x1="10.385cm" svg:y1="7.566cm" svg:x2="10.397cm" svg:y2="7.566cm">
          <text:p/>
        </draw:line>
        <draw:polygon draw:style-name="gr17" draw:text-style-name="P7" draw:layer="layout" svg:width="0.202cm" svg:height="0.194cm" svg:x="9.874cm" svg:y="7.459cm" svg:viewBox="0 0 203 195" draw:points="100,0 0,76 38,195 163,195 203,76">
          <text:p/>
        </draw:polygon>
        <draw:frame draw:style-name="gr18" draw:text-style-name="P4" draw:layer="layout" svg:width="3.194cm" svg:height="0.987cm" svg:x="10.738cm" svg:y="5.445cm">
          <draw:text-box>
            <text:p text:style-name="P3"><text:span text:style-name="T1">BSC-CV</text:span></text:p>
          </draw:text-box>
        </draw:frame>
        <draw:line draw:style-name="gr19" draw:text-style-name="P2" draw:layer="layout" svg:x1="9.551cm" svg:y1="8.387cm" svg:x2="10.397cm" svg:y2="8.387cm">
          <text:p/>
        </draw:line>
        <draw:polygon draw:style-name="gr20" draw:text-style-name="P8" draw:layer="layout" svg:width="0.407cm" svg:height="0.406cm" svg:x="9.773cm" svg:y="8.182cm" svg:viewBox="0 0 408 407" draw:points="202,0 156,154 0,154 126,252 77,407 202,310 330,407 281,252 408,154 249,154">
          <text:p/>
        </draw:polygon>
        <draw:frame draw:style-name="gr15" draw:text-style-name="P4" draw:layer="layout" svg:width="3.342cm" svg:height="0.987cm" svg:x="10.738cm" svg:y="6.266cm">
          <draw:text-box>
            <text:p text:style-name="P3"><text:span text:style-name="T1">BSC-CM</text:span></text:p>
          </draw:text-box>
        </draw:frame>
        <draw:line draw:style-name="gr21" draw:text-style-name="P2" draw:layer="layout" svg:x1="9.551cm" svg:y1="9.21cm" svg:x2="9.746cm" svg:y2="9.21cm">
          <text:p/>
        </draw:line>
        <draw:line draw:style-name="gr21" draw:text-style-name="P2" draw:layer="layout" svg:x1="9.83cm" svg:y1="9.21cm" svg:x2="10.024cm" svg:y2="9.21cm">
          <text:p/>
        </draw:line>
        <draw:line draw:style-name="gr21" draw:text-style-name="P2" draw:layer="layout" svg:x1="10.108cm" svg:y1="9.21cm" svg:x2="10.304cm" svg:y2="9.21cm">
          <text:p/>
        </draw:line>
        <draw:line draw:style-name="gr21" draw:text-style-name="P2" draw:layer="layout" svg:x1="10.388cm" svg:y1="9.21cm" svg:x2="10.397cm" svg:y2="9.21cm">
          <text:p/>
        </draw:line>
        <draw:path draw:style-name="gr22" draw:text-style-name="P9" draw:layer="layout" svg:width="0.213cm" svg:height="0.214cm" svg:x="9.868cm" svg:y="9.103cm" svg:viewBox="0 0 214 215" svg:d="M107 215c29 0 56-12 76-32s31-47 31-75c0-29-11-56-31-76s-47-32-76-32-57 12-75 32c-20 20-32 47-32 76 0 28 12 55 32 75 18 20 46 32 75 32z">
          <text:p/>
        </draw:path>
        <draw:frame draw:style-name="gr23" draw:text-style-name="P4" draw:layer="layout" svg:width="3.516cm" svg:height="0.987cm" svg:x="10.738cm" svg:y="7.091cm">
          <draw:text-box>
            <text:p text:style-name="P3"><text:span text:style-name="T1">BSC-seq</text:span></text:p>
          </draw:text-box>
        </draw:frame>
        <draw:line draw:style-name="gr24" draw:text-style-name="P2" draw:layer="layout" svg:x1="9.551cm" svg:y1="10.039cm" svg:x2="10.397cm" svg:y2="10.039cm">
          <text:p/>
        </draw:line>
        <draw:polygon draw:style-name="gr25" draw:text-style-name="P10" draw:layer="layout" svg:width="0.202cm" svg:height="0.191cm" svg:x="9.874cm" svg:y="9.935cm" svg:viewBox="0 0 203 192" draw:points="100,0 0,73 38,192 163,192 203,73">
          <text:p/>
        </draw:polygon>
        <draw:frame draw:style-name="gr26" draw:text-style-name="P4" draw:layer="layout" svg:width="3.702cm" svg:height="0.987cm" svg:x="10.712cm" svg:y="7.912cm">
          <draw:text-box>
            <text:p text:style-name="P3"><text:span text:style-name="T1">HMMcro.</text:span></text:p>
          </draw:text-box>
        </draw:frame>
        <draw:line draw:style-name="gr27" draw:text-style-name="P2" draw:layer="layout" svg:x1="2.603cm" svg:y1="10.1cm" svg:x2="2.7cm" svg:y2="9.929cm">
          <text:p/>
        </draw:line>
        <draw:line draw:style-name="gr27" draw:text-style-name="P2" draw:layer="layout" svg:x1="2.741cm" svg:y1="9.857cm" svg:x2="2.838cm" svg:y2="9.686cm">
          <text:p/>
        </draw:line>
        <draw:line draw:style-name="gr27" draw:text-style-name="P2" draw:layer="layout" svg:x1="2.877cm" svg:y1="9.615cm" svg:x2="2.974cm" svg:y2="9.444cm">
          <text:p/>
        </draw:line>
        <draw:line draw:style-name="gr27" draw:text-style-name="P2" draw:layer="layout" svg:x1="3.015cm" svg:y1="9.372cm" svg:x2="3.112cm" svg:y2="9.201cm">
          <text:p/>
        </draw:line>
        <draw:line draw:style-name="gr27" draw:text-style-name="P2" draw:layer="layout" svg:x1="3.151cm" svg:y1="9.128cm" svg:x2="3.248cm" svg:y2="8.958cm">
          <text:p/>
        </draw:line>
        <draw:line draw:style-name="gr27" draw:text-style-name="P2" draw:layer="layout" svg:x1="3.288cm" svg:y1="8.885cm" svg:x2="3.386cm" svg:y2="8.714cm">
          <text:p/>
        </draw:line>
        <draw:line draw:style-name="gr27" draw:text-style-name="P2" draw:layer="layout" svg:x1="3.426cm" svg:y1="8.642cm" svg:x2="3.522cm" svg:y2="8.471cm">
          <text:p/>
        </draw:line>
        <draw:line draw:style-name="gr27" draw:text-style-name="P2" draw:layer="layout" svg:x1="3.562cm" svg:y1="8.4cm" svg:x2="3.66cm" svg:y2="8.229cm">
          <text:p/>
        </draw:line>
        <draw:polyline draw:style-name="gr27" draw:text-style-name="P2" draw:layer="layout" svg:width="0.101cm" svg:height="0.167cm" svg:x="3.7cm" svg:y="7.989cm" svg:viewBox="0 0 102 168" draw:points="0,168 49,82 102,0">
          <text:p/>
        </draw:polyline>
        <draw:line draw:style-name="gr27" draw:text-style-name="P2" draw:layer="layout" svg:x1="3.847cm" svg:y1="7.92cm" svg:x2="3.955cm" svg:y2="7.756cm">
          <text:p/>
        </draw:line>
        <draw:line draw:style-name="gr27" draw:text-style-name="P2" draw:layer="layout" svg:x1="4.002cm" svg:y1="7.687cm" svg:x2="4.11cm" svg:y2="7.524cm">
          <text:p/>
        </draw:line>
        <draw:line draw:style-name="gr27" draw:text-style-name="P2" draw:layer="layout" svg:x1="4.155cm" svg:y1="7.453cm" svg:x2="4.263cm" svg:y2="7.29cm">
          <text:p/>
        </draw:line>
        <draw:line draw:style-name="gr27" draw:text-style-name="P2" draw:layer="layout" svg:x1="4.309cm" svg:y1="7.22cm" svg:x2="4.417cm" svg:y2="7.057cm">
          <text:p/>
        </draw:line>
        <draw:line draw:style-name="gr27" draw:text-style-name="P2" draw:layer="layout" svg:x1="4.462cm" svg:y1="6.988cm" svg:x2="4.57cm" svg:y2="6.825cm">
          <text:p/>
        </draw:line>
        <draw:line draw:style-name="gr27" draw:text-style-name="P2" draw:layer="layout" svg:x1="4.615cm" svg:y1="6.755cm" svg:x2="4.723cm" svg:y2="6.592cm">
          <text:p/>
        </draw:line>
        <draw:line draw:style-name="gr27" draw:text-style-name="P2" draw:layer="layout" svg:x1="4.768cm" svg:y1="6.521cm" svg:x2="4.876cm" svg:y2="6.358cm">
          <text:p/>
        </draw:line>
        <draw:line draw:style-name="gr27" draw:text-style-name="P2" draw:layer="layout" svg:x1="4.927cm" svg:y1="6.293cm" svg:x2="5.058cm" svg:y2="6.145cm">
          <text:p/>
        </draw:line>
        <draw:line draw:style-name="gr27" draw:text-style-name="P2" draw:layer="layout" svg:x1="5.111cm" svg:y1="6.082cm" svg:x2="5.24cm" svg:y2="5.936cm">
          <text:p/>
        </draw:line>
        <draw:line draw:style-name="gr27" draw:text-style-name="P2" draw:layer="layout" svg:x1="5.294cm" svg:y1="5.872cm" svg:x2="5.424cm" svg:y2="5.726cm">
          <text:p/>
        </draw:line>
        <draw:line draw:style-name="gr27" draw:text-style-name="P2" draw:layer="layout" svg:x1="5.478cm" svg:y1="5.663cm" svg:x2="5.608cm" svg:y2="5.515cm">
          <text:p/>
        </draw:line>
        <draw:line draw:style-name="gr27" draw:text-style-name="P2" draw:layer="layout" svg:x1="5.662cm" svg:y1="5.453cm" svg:x2="5.791cm" svg:y2="5.305cm">
          <text:p/>
        </draw:line>
        <draw:line draw:style-name="gr27" draw:text-style-name="P2" draw:layer="layout" svg:x1="5.845cm" svg:y1="5.242cm" svg:x2="5.975cm" svg:y2="5.096cm">
          <text:p/>
        </draw:line>
        <draw:line draw:style-name="gr27" draw:text-style-name="P2" draw:layer="layout" svg:x1="6.029cm" svg:y1="5.032cm" svg:x2="6.158cm" svg:y2="4.884cm">
          <text:p/>
        </draw:line>
        <draw:line draw:style-name="gr27" draw:text-style-name="P2" draw:layer="layout" svg:x1="6.213cm" svg:y1="4.823cm" svg:x2="6.342cm" svg:y2="4.675cm">
          <text:p/>
        </draw:line>
        <draw:line draw:style-name="gr27" draw:text-style-name="P2" draw:layer="layout" svg:x1="6.396cm" svg:y1="4.613cm" svg:x2="6.526cm" svg:y2="4.465cm">
          <text:p/>
        </draw:line>
        <draw:line draw:style-name="gr27" draw:text-style-name="P2" draw:layer="layout" svg:x1="6.58cm" svg:y1="4.402cm" svg:x2="6.709cm" svg:y2="4.254cm">
          <text:p/>
        </draw:line>
        <draw:line draw:style-name="gr27" draw:text-style-name="P2" draw:layer="layout" svg:x1="6.763cm" svg:y1="4.192cm" svg:x2="6.893cm" svg:y2="4.044cm">
          <text:p/>
        </draw:line>
        <draw:line draw:style-name="gr27" draw:text-style-name="P2" draw:layer="layout" svg:x1="6.947cm" svg:y1="3.983cm" svg:x2="7.077cm" svg:y2="3.835cm">
          <text:p/>
        </draw:line>
        <draw:polyline draw:style-name="gr27" draw:text-style-name="P2" draw:layer="layout" svg:width="0.161cm" svg:height="0.095cm" svg:x="7.132cm" svg:y="3.677cm" svg:viewBox="0 0 162 96" draw:points="0,96 55,32 162,0">
          <text:p/>
        </draw:polyline>
        <draw:line draw:style-name="gr27" draw:text-style-name="P2" draw:layer="layout" svg:x1="7.374cm" svg:y1="3.655cm" svg:x2="7.562cm" svg:y2="3.598cm">
          <text:p/>
        </draw:line>
        <draw:line draw:style-name="gr27" draw:text-style-name="P2" draw:layer="layout" svg:x1="7.64cm" svg:y1="3.574cm" svg:x2="7.828cm" svg:y2="3.518cm">
          <text:p/>
        </draw:line>
        <draw:line draw:style-name="gr27" draw:text-style-name="P2" draw:layer="layout" svg:x1="7.908cm" svg:y1="3.495cm" svg:x2="8.097cm" svg:y2="3.437cm">
          <text:p/>
        </draw:line>
        <draw:line draw:style-name="gr27" draw:text-style-name="P2" draw:layer="layout" svg:x1="8.176cm" svg:y1="3.415cm" svg:x2="8.363cm" svg:y2="3.357cm">
          <text:p/>
        </draw:line>
        <draw:line draw:style-name="gr27" draw:text-style-name="P2" draw:layer="layout" svg:x1="8.442cm" svg:y1="3.334cm" svg:x2="8.631cm" svg:y2="3.278cm">
          <text:p/>
        </draw:line>
        <draw:line draw:style-name="gr27" draw:text-style-name="P2" draw:layer="layout" svg:x1="8.711cm" svg:y1="3.253cm" svg:x2="8.897cm" svg:y2="3.198cm">
          <text:p/>
        </draw:line>
        <draw:line draw:style-name="gr27" draw:text-style-name="P2" draw:layer="layout" svg:x1="8.977cm" svg:y1="3.173cm" svg:x2="9.165cm" svg:y2="3.117cm">
          <text:p/>
        </draw:line>
        <draw:line draw:style-name="gr27" draw:text-style-name="P2" draw:layer="layout" svg:x1="9.245cm" svg:y1="3.094cm" svg:x2="9.433cm" svg:y2="3.036cm">
          <text:p/>
        </draw:line>
        <draw:line draw:style-name="gr27" draw:text-style-name="P2" draw:layer="layout" svg:x1="9.513cm" svg:y1="3.014cm" svg:x2="9.701cm" svg:y2="2.961cm">
          <text:p/>
        </draw:line>
        <draw:line draw:style-name="gr27" draw:text-style-name="P2" draw:layer="layout" svg:x1="9.781cm" svg:y1="2.939cm" svg:x2="9.97cm" svg:y2="2.886cm">
          <text:p/>
        </draw:line>
        <draw:line draw:style-name="gr27" draw:text-style-name="P2" draw:layer="layout" svg:x1="10.05cm" svg:y1="2.864cm" svg:x2="10.238cm" svg:y2="2.811cm">
          <text:p/>
        </draw:line>
        <draw:line draw:style-name="gr27" draw:text-style-name="P2" draw:layer="layout" svg:x1="10.318cm" svg:y1="2.789cm" svg:x2="10.507cm" svg:y2="2.736cm">
          <text:p/>
        </draw:line>
        <draw:line draw:style-name="gr27" draw:text-style-name="P2" draw:layer="layout" svg:x1="10.587cm" svg:y1="2.714cm" svg:x2="10.775cm" svg:y2="2.661cm">
          <text:p/>
        </draw:line>
        <draw:line draw:style-name="gr27" draw:text-style-name="P2" draw:layer="layout" svg:x1="10.855cm" svg:y1="2.639cm" svg:x2="11.044cm" svg:y2="2.586cm">
          <text:p/>
        </draw:line>
        <draw:line draw:style-name="gr27" draw:text-style-name="P2" draw:layer="layout" svg:x1="11.124cm" svg:y1="2.564cm" svg:x2="11.313cm" svg:y2="2.511cm">
          <text:p/>
        </draw:line>
        <draw:line draw:style-name="gr27" draw:text-style-name="P2" draw:layer="layout" svg:x1="11.394cm" svg:y1="2.489cm" svg:x2="11.581cm" svg:y2="2.436cm">
          <text:p/>
        </draw:line>
        <draw:polyline draw:style-name="gr27" draw:text-style-name="P2" draw:layer="layout" svg:width="0.192cm" svg:height="0.038cm" svg:x="11.661cm" svg:y="2.375cm" svg:viewBox="0 0 193 39" draw:points="0,39 107,9 193,0">
          <text:p/>
        </draw:polyline>
        <draw:line draw:style-name="gr27" draw:text-style-name="P2" draw:layer="layout" svg:x1="11.935cm" svg:y1="2.365cm" svg:x2="12.131cm" svg:y2="2.343cm">
          <text:p/>
        </draw:line>
        <draw:line draw:style-name="gr27" draw:text-style-name="P2" draw:layer="layout" svg:x1="12.214cm" svg:y1="2.335cm" svg:x2="12.407cm" svg:y2="2.312cm">
          <text:p/>
        </draw:line>
        <draw:line draw:style-name="gr27" draw:text-style-name="P2" draw:layer="layout" svg:x1="12.491cm" svg:y1="2.304cm" svg:x2="12.686cm" svg:y2="2.282cm">
          <text:p/>
        </draw:line>
        <draw:line draw:style-name="gr27" draw:text-style-name="P2" draw:layer="layout" svg:x1="12.768cm" svg:y1="2.273cm" svg:x2="12.963cm" svg:y2="2.251cm">
          <text:p/>
        </draw:line>
        <draw:line draw:style-name="gr27" draw:text-style-name="P2" draw:layer="layout" svg:x1="13.045cm" svg:y1="2.243cm" svg:x2="13.24cm" svg:y2="2.219cm">
          <text:p/>
        </draw:line>
        <draw:line draw:style-name="gr27" draw:text-style-name="P2" draw:layer="layout" svg:x1="13.323cm" svg:y1="2.211cm" svg:x2="13.517cm" svg:y2="2.188cm">
          <text:p/>
        </draw:line>
        <draw:line draw:style-name="gr27" draw:text-style-name="P2" draw:layer="layout" svg:x1="13.6cm" svg:y1="2.18cm" svg:x2="13.794cm" svg:y2="2.158cm">
          <text:p/>
        </draw:line>
        <draw:line draw:style-name="gr27" draw:text-style-name="P2" draw:layer="layout" svg:x1="13.877cm" svg:y1="2.15cm" svg:x2="14.058cm" svg:y2="2.129cm">
          <text:p/>
        </draw:line>
        <draw:polyline draw:style-name="gr28" draw:text-style-name="P2" draw:layer="layout" svg:width="11.454cm" svg:height="6.843cm" svg:x="2.603cm" svg:y="3.345cm" svg:viewBox="0 0 11455 6844" draw:points="0,6844 1146,5139 2292,3935 4584,2218 6874,1320 9165,526 11455,0">
          <text:p/>
        </draw:polyline>
        <draw:polyline draw:style-name="gr29" draw:text-style-name="P2" draw:layer="layout" svg:width="11.454cm" svg:height="7.799cm" svg:x="2.603cm" svg:y="2.626cm" svg:viewBox="0 0 11455 7800" draw:points="0,7800 1146,6499 2292,4910 4584,2657 6874,1395 9165,410 11455,0">
          <text:p/>
        </draw:polyline>
        <draw:line draw:style-name="gr30" draw:text-style-name="P2" draw:layer="layout" svg:x1="2.603cm" svg:y1="9.729cm" svg:x2="2.621cm" svg:y2="9.677cm">
          <text:p/>
        </draw:line>
        <draw:line draw:style-name="gr30" draw:text-style-name="P2" draw:layer="layout" svg:x1="2.646cm" svg:y1="9.595cm" svg:x2="2.665cm" svg:y2="9.545cm">
          <text:p/>
        </draw:line>
        <draw:line draw:style-name="gr30" draw:text-style-name="P2" draw:layer="layout" svg:x1="2.69cm" svg:y1="9.464cm" svg:x2="2.708cm" svg:y2="9.414cm">
          <text:p/>
        </draw:line>
        <draw:line draw:style-name="gr30" draw:text-style-name="P2" draw:layer="layout" svg:x1="2.733cm" svg:y1="9.332cm" svg:x2="2.751cm" svg:y2="9.28cm">
          <text:p/>
        </draw:line>
        <draw:line draw:style-name="gr30" draw:text-style-name="P2" draw:layer="layout" svg:x1="2.777cm" svg:y1="9.199cm" svg:x2="2.795cm" svg:y2="9.149cm">
          <text:p/>
        </draw:line>
        <draw:line draw:style-name="gr30" draw:text-style-name="P2" draw:layer="layout" svg:x1="2.82cm" svg:y1="9.067cm" svg:x2="2.838cm" svg:y2="9.017cm">
          <text:p/>
        </draw:line>
        <draw:line draw:style-name="gr30" draw:text-style-name="P2" draw:layer="layout" svg:x1="2.863cm" svg:y1="8.936cm" svg:x2="2.881cm" svg:y2="8.884cm">
          <text:p/>
        </draw:line>
        <draw:line draw:style-name="gr30" draw:text-style-name="P2" draw:layer="layout" svg:x1="2.907cm" svg:y1="8.804cm" svg:x2="2.924cm" svg:y2="8.753cm">
          <text:p/>
        </draw:line>
        <draw:line draw:style-name="gr30" draw:text-style-name="P2" draw:layer="layout" svg:x1="2.95cm" svg:y1="8.671cm" svg:x2="2.968cm" svg:y2="8.621cm">
          <text:p/>
        </draw:line>
        <draw:line draw:style-name="gr30" draw:text-style-name="P2" draw:layer="layout" svg:x1="2.995cm" svg:y1="8.539cm" svg:x2="3.011cm" svg:y2="8.488cm">
          <text:p/>
        </draw:line>
        <draw:line draw:style-name="gr30" draw:text-style-name="P2" draw:layer="layout" svg:x1="3.038cm" svg:y1="8.408cm" svg:x2="3.054cm" svg:y2="8.356cm">
          <text:p/>
        </draw:line>
        <draw:line draw:style-name="gr30" draw:text-style-name="P2" draw:layer="layout" svg:x1="3.082cm" svg:y1="8.275cm" svg:x2="3.098cm" svg:y2="8.225cm">
          <text:p/>
        </draw:line>
        <draw:line draw:style-name="gr30" draw:text-style-name="P2" draw:layer="layout" svg:x1="3.125cm" svg:y1="8.143cm" svg:x2="3.141cm" svg:y2="8.093cm">
          <text:p/>
        </draw:line>
        <draw:line draw:style-name="gr30" draw:text-style-name="P2" draw:layer="layout" svg:x1="3.168cm" svg:y1="8.01cm" svg:x2="3.185cm" svg:y2="7.96cm">
          <text:p/>
        </draw:line>
        <draw:line draw:style-name="gr30" draw:text-style-name="P2" draw:layer="layout" svg:x1="3.212cm" svg:y1="7.878cm" svg:x2="3.228cm" svg:y2="7.828cm">
          <text:p/>
        </draw:line>
        <draw:line draw:style-name="gr30" draw:text-style-name="P2" draw:layer="layout" svg:x1="3.255cm" svg:y1="7.747cm" svg:x2="3.271cm" svg:y2="7.697cm">
          <text:p/>
        </draw:line>
        <draw:line draw:style-name="gr30" draw:text-style-name="P2" draw:layer="layout" svg:x1="3.299cm" svg:y1="7.615cm" svg:x2="3.316cm" svg:y2="7.565cm">
          <text:p/>
        </draw:line>
        <draw:line draw:style-name="gr30" draw:text-style-name="P2" draw:layer="layout" svg:x1="3.342cm" svg:y1="7.482cm" svg:x2="3.358cm" svg:y2="7.432cm">
          <text:p/>
        </draw:line>
        <draw:line draw:style-name="gr30" draw:text-style-name="P2" draw:layer="layout" svg:x1="3.385cm" svg:y1="7.35cm" svg:x2="3.403cm" svg:y2="7.3cm">
          <text:p/>
        </draw:line>
        <draw:line draw:style-name="gr30" draw:text-style-name="P2" draw:layer="layout" svg:x1="3.429cm" svg:y1="7.219cm" svg:x2="3.446cm" svg:y2="7.169cm">
          <text:p/>
        </draw:line>
        <draw:line draw:style-name="gr30" draw:text-style-name="P2" draw:layer="layout" svg:x1="3.472cm" svg:y1="7.087cm" svg:x2="3.488cm" svg:y2="7.036cm">
          <text:p/>
        </draw:line>
        <draw:line draw:style-name="gr30" draw:text-style-name="P2" draw:layer="layout" svg:x1="3.515cm" svg:y1="6.954cm" svg:x2="3.533cm" svg:y2="6.904cm">
          <text:p/>
        </draw:line>
        <draw:line draw:style-name="gr30" draw:text-style-name="P2" draw:layer="layout" svg:x1="3.558cm" svg:y1="6.823cm" svg:x2="3.576cm" svg:y2="6.773cm">
          <text:p/>
        </draw:line>
        <draw:line draw:style-name="gr30" draw:text-style-name="P2" draw:layer="layout" svg:x1="3.602cm" svg:y1="6.691cm" svg:x2="3.62cm" svg:y2="6.641cm">
          <text:p/>
        </draw:line>
        <draw:line draw:style-name="gr30" draw:text-style-name="P2" draw:layer="layout" svg:x1="3.645cm" svg:y1="6.558cm" svg:x2="3.663cm" svg:y2="6.508cm">
          <text:p/>
        </draw:line>
        <draw:line draw:style-name="gr30" draw:text-style-name="P2" draw:layer="layout" svg:x1="3.688cm" svg:y1="6.426cm" svg:x2="3.706cm" svg:y2="6.375cm">
          <text:p/>
        </draw:line>
        <draw:line draw:style-name="gr30" draw:text-style-name="P2" draw:layer="layout" svg:x1="3.732cm" svg:y1="6.295cm" svg:x2="3.75cm" svg:y2="6.243cm">
          <text:p/>
        </draw:line>
        <draw:line draw:style-name="gr30" draw:text-style-name="P2" draw:layer="layout" svg:x1="3.807cm" svg:y1="6.18cm" svg:x2="3.842cm" svg:y2="6.141cm">
          <text:p/>
        </draw:line>
        <draw:line draw:style-name="gr30" draw:text-style-name="P2" draw:layer="layout" svg:x1="3.899cm" svg:y1="6.076cm" svg:x2="3.935cm" svg:y2="6.037cm">
          <text:p/>
        </draw:line>
        <draw:line draw:style-name="gr30" draw:text-style-name="P2" draw:layer="layout" svg:x1="3.991cm" svg:y1="5.972cm" svg:x2="4.027cm" svg:y2="5.933cm">
          <text:p/>
        </draw:line>
        <draw:line draw:style-name="gr30" draw:text-style-name="P2" draw:layer="layout" svg:x1="4.084cm" svg:y1="5.869cm" svg:x2="4.119cm" svg:y2="5.83cm">
          <text:p/>
        </draw:line>
        <draw:line draw:style-name="gr30" draw:text-style-name="P2" draw:layer="layout" svg:x1="4.176cm" svg:y1="5.765cm" svg:x2="4.212cm" svg:y2="5.726cm">
          <text:p/>
        </draw:line>
        <draw:line draw:style-name="gr30" draw:text-style-name="P2" draw:layer="layout" svg:x1="4.269cm" svg:y1="5.661cm" svg:x2="4.305cm" svg:y2="5.622cm">
          <text:p/>
        </draw:line>
        <draw:line draw:style-name="gr30" draw:text-style-name="P2" draw:layer="layout" svg:x1="4.363cm" svg:y1="5.56cm" svg:x2="4.397cm" svg:y2="5.518cm">
          <text:p/>
        </draw:line>
        <draw:line draw:style-name="gr30" draw:text-style-name="P2" draw:layer="layout" svg:x1="4.454cm" svg:y1="5.455cm" svg:x2="4.491cm" svg:y2="5.415cm">
          <text:p/>
        </draw:line>
        <draw:line draw:style-name="gr30" draw:text-style-name="P2" draw:layer="layout" svg:x1="4.548cm" svg:y1="5.352cm" svg:x2="4.584cm" svg:y2="5.311cm">
          <text:p/>
        </draw:line>
        <draw:line draw:style-name="gr30" draw:text-style-name="P2" draw:layer="layout" svg:x1="4.641cm" svg:y1="5.248cm" svg:x2="4.676cm" svg:y2="5.207cm">
          <text:p/>
        </draw:line>
        <draw:line draw:style-name="gr30" draw:text-style-name="P2" draw:layer="layout" svg:x1="4.733cm" svg:y1="5.144cm" svg:x2="4.769cm" svg:y2="5.105cm">
          <text:p/>
        </draw:line>
        <draw:line draw:style-name="gr30" draw:text-style-name="P2" draw:layer="layout" svg:x1="4.826cm" svg:y1="5.04cm" svg:x2="4.861cm" svg:y2="5.001cm">
          <text:p/>
        </draw:line>
        <draw:line draw:style-name="gr30" draw:text-style-name="P2" draw:layer="layout" svg:x1="4.921cm" svg:y1="4.939cm" svg:x2="4.96cm" svg:y2="4.903cm">
          <text:p/>
        </draw:line>
        <draw:line draw:style-name="gr30" draw:text-style-name="P2" draw:layer="layout" svg:x1="5.025cm" svg:y1="4.848cm" svg:x2="5.064cm" svg:y2="4.811cm">
          <text:p/>
        </draw:line>
        <draw:line draw:style-name="gr30" draw:text-style-name="P2" draw:layer="layout" svg:x1="5.129cm" svg:y1="4.754cm" svg:x2="5.167cm" svg:y2="4.719cm">
          <text:p/>
        </draw:line>
        <draw:line draw:style-name="gr30" draw:text-style-name="P2" draw:layer="layout" svg:x1="5.232cm" svg:y1="4.66cm" svg:x2="5.271cm" svg:y2="4.626cm">
          <text:p/>
        </draw:line>
        <draw:line draw:style-name="gr30" draw:text-style-name="P2" draw:layer="layout" svg:x1="5.334cm" svg:y1="4.57cm" svg:x2="5.375cm" svg:y2="4.532cm">
          <text:p/>
        </draw:line>
        <draw:line draw:style-name="gr30" draw:text-style-name="P2" draw:layer="layout" svg:x1="5.438cm" svg:y1="4.475cm" svg:x2="5.478cm" svg:y2="4.439cm">
          <text:p/>
        </draw:line>
        <draw:line draw:style-name="gr30" draw:text-style-name="P2" draw:layer="layout" svg:x1="5.541cm" svg:y1="4.382cm" svg:x2="5.582cm" svg:y2="4.346cm">
          <text:p/>
        </draw:line>
        <draw:line draw:style-name="gr30" draw:text-style-name="P2" draw:layer="layout" svg:x1="5.645cm" svg:y1="4.29cm" svg:x2="5.684cm" svg:y2="4.254cm">
          <text:p/>
        </draw:line>
        <draw:line draw:style-name="gr30" draw:text-style-name="P2" draw:layer="layout" svg:x1="5.749cm" svg:y1="4.197cm" svg:x2="5.788cm" svg:y2="4.161cm">
          <text:p/>
        </draw:line>
        <draw:line draw:style-name="gr30" draw:text-style-name="P2" draw:layer="layout" svg:x1="5.853cm" svg:y1="4.104cm" svg:x2="5.892cm" svg:y2="4.069cm">
          <text:p/>
        </draw:line>
        <draw:line draw:style-name="gr30" draw:text-style-name="P2" draw:layer="layout" svg:x1="5.955cm" svg:y1="4.01cm" svg:x2="5.995cm" svg:y2="3.976cm">
          <text:p/>
        </draw:line>
        <draw:line draw:style-name="gr30" draw:text-style-name="P2" draw:layer="layout" svg:x1="6.058cm" svg:y1="3.918cm" svg:x2="6.099cm" svg:y2="3.882cm">
          <text:p/>
        </draw:line>
        <draw:line draw:style-name="gr30" draw:text-style-name="P2" draw:layer="layout" svg:x1="6.162cm" svg:y1="3.825cm" svg:x2="6.201cm" svg:y2="3.789cm">
          <text:p/>
        </draw:line>
        <draw:line draw:style-name="gr30" draw:text-style-name="P2" draw:layer="layout" svg:x1="6.266cm" svg:y1="3.733cm" svg:x2="6.305cm" svg:y2="3.697cm">
          <text:p/>
        </draw:line>
        <draw:line draw:style-name="gr30" draw:text-style-name="P2" draw:layer="layout" svg:x1="6.37cm" svg:y1="3.64cm" svg:x2="6.408cm" svg:y2="3.604cm">
          <text:p/>
        </draw:line>
        <draw:line draw:style-name="gr30" draw:text-style-name="P2" draw:layer="layout" svg:x1="6.473cm" svg:y1="3.547cm" svg:x2="6.512cm" svg:y2="3.51cm">
          <text:p/>
        </draw:line>
        <draw:line draw:style-name="gr30" draw:text-style-name="P2" draw:layer="layout" svg:x1="6.577cm" svg:y1="3.453cm" svg:x2="6.616cm" svg:y2="3.419cm">
          <text:p/>
        </draw:line>
        <draw:line draw:style-name="gr30" draw:text-style-name="P2" draw:layer="layout" svg:x1="6.679cm" svg:y1="3.36cm" svg:x2="6.72cm" svg:y2="3.325cm">
          <text:p/>
        </draw:line>
        <draw:line draw:style-name="gr30" draw:text-style-name="P2" draw:layer="layout" svg:x1="6.782cm" svg:y1="3.268cm" svg:x2="6.823cm" svg:y2="3.232cm">
          <text:p/>
        </draw:line>
        <draw:line draw:style-name="gr30" draw:text-style-name="P2" draw:layer="layout" svg:x1="6.886cm" svg:y1="3.176cm" svg:x2="6.925cm" svg:y2="3.14cm">
          <text:p/>
        </draw:line>
        <draw:line draw:style-name="gr30" draw:text-style-name="P2" draw:layer="layout" svg:x1="6.99cm" svg:y1="3.083cm" svg:x2="7.029cm" svg:y2="3.047cm">
          <text:p/>
        </draw:line>
        <draw:line draw:style-name="gr30" draw:text-style-name="P2" draw:layer="layout" svg:x1="7.094cm" svg:y1="2.99cm" svg:x2="7.133cm" svg:y2="2.953cm">
          <text:p/>
        </draw:line>
        <draw:line draw:style-name="gr30" draw:text-style-name="P2" draw:layer="layout" svg:x1="7.201cm" svg:y1="2.904cm" svg:x2="7.253cm" svg:y2="2.894cm">
          <text:p/>
        </draw:line>
        <draw:line draw:style-name="gr30" draw:text-style-name="P2" draw:layer="layout" svg:x1="7.337cm" svg:y1="2.879cm" svg:x2="7.39cm" svg:y2="2.869cm">
          <text:p/>
        </draw:line>
        <draw:line draw:style-name="gr30" draw:text-style-name="P2" draw:layer="layout" svg:x1="7.473cm" svg:y1="2.855cm" svg:x2="7.526cm" svg:y2="2.845cm">
          <text:p/>
        </draw:line>
        <draw:line draw:style-name="gr30" draw:text-style-name="P2" draw:layer="layout" svg:x1="7.611cm" svg:y1="2.832cm" svg:x2="7.663cm" svg:y2="2.822cm">
          <text:p/>
        </draw:line>
        <draw:line draw:style-name="gr30" draw:text-style-name="P2" draw:layer="layout" svg:x1="7.747cm" svg:y1="2.808cm" svg:x2="7.799cm" svg:y2="2.797cm">
          <text:p/>
        </draw:line>
        <draw:line draw:style-name="gr30" draw:text-style-name="P2" draw:layer="layout" svg:x1="7.885cm" svg:y1="2.783cm" svg:x2="7.936cm" svg:y2="2.773cm">
          <text:p/>
        </draw:line>
        <draw:line draw:style-name="gr30" draw:text-style-name="P2" draw:layer="layout" svg:x1="8.021cm" svg:y1="2.759cm" svg:x2="8.074cm" svg:y2="2.748cm">
          <text:p/>
        </draw:line>
        <draw:line draw:style-name="gr30" draw:text-style-name="P2" draw:layer="layout" svg:x1="8.159cm" svg:y1="2.734cm" svg:x2="8.21cm" svg:y2="2.724cm">
          <text:p/>
        </draw:line>
        <draw:line draw:style-name="gr30" draw:text-style-name="P2" draw:layer="layout" svg:x1="8.295cm" svg:y1="2.711cm" svg:x2="8.348cm" svg:y2="2.701cm">
          <text:p/>
        </draw:line>
        <draw:line draw:style-name="gr30" draw:text-style-name="P2" draw:layer="layout" svg:x1="8.433cm" svg:y1="2.687cm" svg:x2="8.484cm" svg:y2="2.676cm">
          <text:p/>
        </draw:line>
        <draw:line draw:style-name="gr30" draw:text-style-name="P2" draw:layer="layout" svg:x1="8.569cm" svg:y1="2.662cm" svg:x2="8.622cm" svg:y2="2.652cm">
          <text:p/>
        </draw:line>
        <draw:line draw:style-name="gr30" draw:text-style-name="P2" draw:layer="layout" svg:x1="8.705cm" svg:y1="2.638cm" svg:x2="8.758cm" svg:y2="2.627cm">
          <text:p/>
        </draw:line>
        <draw:line draw:style-name="gr30" draw:text-style-name="P2" draw:layer="layout" svg:x1="8.843cm" svg:y1="2.614cm" svg:x2="8.894cm" svg:y2="2.603cm">
          <text:p/>
        </draw:line>
        <draw:line draw:style-name="gr30" draw:text-style-name="P2" draw:layer="layout" svg:x1="8.979cm" svg:y1="2.59cm" svg:x2="9.032cm" svg:y2="2.58cm">
          <text:p/>
        </draw:line>
        <draw:line draw:style-name="gr30" draw:text-style-name="P2" draw:layer="layout" svg:x1="9.117cm" svg:y1="2.566cm" svg:x2="9.168cm" svg:y2="2.556cm">
          <text:p/>
        </draw:line>
        <draw:line draw:style-name="gr30" draw:text-style-name="P2" draw:layer="layout" svg:x1="9.253cm" svg:y1="2.542cm" svg:x2="9.306cm" svg:y2="2.531cm">
          <text:p/>
        </draw:line>
        <draw:line draw:style-name="gr30" draw:text-style-name="P2" draw:layer="layout" svg:x1="9.391cm" svg:y1="2.518cm" svg:x2="9.442cm" svg:y2="2.507cm">
          <text:p/>
        </draw:line>
        <draw:line draw:style-name="gr30" draw:text-style-name="P2" draw:layer="layout" svg:x1="9.527cm" svg:y1="2.492cm" svg:x2="9.58cm" svg:y2="2.482cm">
          <text:p/>
        </draw:line>
        <draw:line draw:style-name="gr30" draw:text-style-name="P2" draw:layer="layout" svg:x1="9.663cm" svg:y1="2.468cm" svg:x2="9.716cm" svg:y2="2.458cm">
          <text:p/>
        </draw:line>
        <draw:line draw:style-name="gr30" draw:text-style-name="P2" draw:layer="layout" svg:x1="9.801cm" svg:y1="2.443cm" svg:x2="9.852cm" svg:y2="2.433cm">
          <text:p/>
        </draw:line>
        <draw:line draw:style-name="gr30" draw:text-style-name="P2" draw:layer="layout" svg:x1="9.937cm" svg:y1="2.419cm" svg:x2="9.99cm" svg:y2="2.409cm">
          <text:p/>
        </draw:line>
        <draw:line draw:style-name="gr30" draw:text-style-name="P2" draw:layer="layout" svg:x1="10.075cm" svg:y1="2.394cm" svg:x2="10.126cm" svg:y2="2.384cm">
          <text:p/>
        </draw:line>
        <draw:line draw:style-name="gr30" draw:text-style-name="P2" draw:layer="layout" svg:x1="10.211cm" svg:y1="2.37cm" svg:x2="10.264cm" svg:y2="2.36cm">
          <text:p/>
        </draw:line>
        <draw:line draw:style-name="gr30" draw:text-style-name="P2" draw:layer="layout" svg:x1="10.347cm" svg:y1="2.344cm" svg:x2="10.4cm" svg:y2="2.335cm">
          <text:p/>
        </draw:line>
        <draw:line draw:style-name="gr30" draw:text-style-name="P2" draw:layer="layout" svg:x1="10.485cm" svg:y1="2.321cm" svg:x2="10.536cm" svg:y2="2.309cm">
          <text:p/>
        </draw:line>
        <draw:line draw:style-name="gr30" draw:text-style-name="P2" draw:layer="layout" svg:x1="10.621cm" svg:y1="2.295cm" svg:x2="10.674cm" svg:y2="2.286cm">
          <text:p/>
        </draw:line>
        <draw:line draw:style-name="gr30" draw:text-style-name="P2" draw:layer="layout" svg:x1="10.759cm" svg:y1="2.27cm" svg:x2="10.81cm" svg:y2="2.26cm">
          <text:p/>
        </draw:line>
        <draw:line draw:style-name="gr30" draw:text-style-name="P2" draw:layer="layout" svg:x1="10.896cm" svg:y1="2.246cm" svg:x2="10.948cm" svg:y2="2.236cm">
          <text:p/>
        </draw:line>
        <draw:line draw:style-name="gr30" draw:text-style-name="P2" draw:layer="layout" svg:x1="11.031cm" svg:y1="2.222cm" svg:x2="11.084cm" svg:y2="2.211cm">
          <text:p/>
        </draw:line>
        <draw:line draw:style-name="gr30" draw:text-style-name="P2" draw:layer="layout" svg:x1="11.169cm" svg:y1="2.197cm" svg:x2="11.22cm" svg:y2="2.187cm">
          <text:p/>
        </draw:line>
        <draw:line draw:style-name="gr30" draw:text-style-name="P2" draw:layer="layout" svg:x1="11.305cm" svg:y1="2.173cm" svg:x2="11.358cm" svg:y2="2.162cm">
          <text:p/>
        </draw:line>
        <draw:line draw:style-name="gr30" draw:text-style-name="P2" draw:layer="layout" svg:x1="11.443cm" svg:y1="2.148cm" svg:x2="11.494cm" svg:y2="2.138cm">
          <text:p/>
        </draw:line>
        <draw:line draw:style-name="gr30" draw:text-style-name="P2" draw:layer="layout" svg:x1="11.58cm" svg:y1="2.124cm" svg:x2="11.632cm" svg:y2="2.113cm">
          <text:p/>
        </draw:line>
        <draw:line draw:style-name="gr30" draw:text-style-name="P2" draw:layer="layout" svg:x1="11.715cm" svg:y1="2.099cm" svg:x2="11.768cm" svg:y2="2.089cm">
          <text:p/>
        </draw:line>
        <draw:line draw:style-name="gr30" draw:text-style-name="P2" draw:layer="layout" svg:x1="11.854cm" svg:y1="2.082cm" svg:x2="11.907cm" svg:y2="2.078cm">
          <text:p/>
        </draw:line>
        <draw:line draw:style-name="gr30" draw:text-style-name="P2" draw:layer="layout" svg:x1="11.992cm" svg:y1="2.072cm" svg:x2="12.045cm" svg:y2="2.066cm">
          <text:p/>
        </draw:line>
        <draw:line draw:style-name="gr30" draw:text-style-name="P2" draw:layer="layout" svg:x1="12.131cm" svg:y1="2.061cm" svg:x2="12.184cm" svg:y2="2.055cm">
          <text:p/>
        </draw:line>
        <draw:line draw:style-name="gr30" draw:text-style-name="P2" draw:layer="layout" svg:x1="12.269cm" svg:y1="2.05cm" svg:x2="12.322cm" svg:y2="2.045cm">
          <text:p/>
        </draw:line>
        <draw:line draw:style-name="gr30" draw:text-style-name="P2" draw:layer="layout" svg:x1="12.408cm" svg:y1="2.038cm" svg:x2="12.461cm" svg:y2="2.034cm">
          <text:p/>
        </draw:line>
        <draw:line draw:style-name="gr30" draw:text-style-name="P2" draw:layer="layout" svg:x1="12.547cm" svg:y1="2.027cm" svg:x2="12.599cm" svg:y2="2.023cm">
          <text:p/>
        </draw:line>
        <draw:line draw:style-name="gr30" draw:text-style-name="P2" draw:layer="layout" svg:x1="12.685cm" svg:y1="2.017cm" svg:x2="12.738cm" svg:y2="2.011cm">
          <text:p/>
        </draw:line>
        <draw:line draw:style-name="gr30" draw:text-style-name="P2" draw:layer="layout" svg:x1="12.824cm" svg:y1="2.006cm" svg:x2="12.877cm" svg:y2="2cm">
          <text:p/>
        </draw:line>
        <draw:line draw:style-name="gr30" draw:text-style-name="P2" draw:layer="layout" svg:x1="12.962cm" svg:y1="1.995cm" svg:x2="13.015cm" svg:y2="1.988cm">
          <text:p/>
        </draw:line>
        <draw:line draw:style-name="gr30" draw:text-style-name="P2" draw:layer="layout" svg:x1="13.101cm" svg:y1="1.984cm" svg:x2="13.154cm" svg:y2="1.977cm">
          <text:p/>
        </draw:line>
        <draw:line draw:style-name="gr30" draw:text-style-name="P2" draw:layer="layout" svg:x1="13.239cm" svg:y1="1.972cm" svg:x2="13.292cm" svg:y2="1.966cm">
          <text:p/>
        </draw:line>
        <draw:line draw:style-name="gr30" draw:text-style-name="P2" draw:layer="layout" svg:x1="13.378cm" svg:y1="1.96cm" svg:x2="13.431cm" svg:y2="1.956cm">
          <text:p/>
        </draw:line>
        <draw:line draw:style-name="gr30" draw:text-style-name="P2" draw:layer="layout" svg:x1="13.516cm" svg:y1="1.949cm" svg:x2="13.569cm" svg:y2="1.945cm">
          <text:p/>
        </draw:line>
        <draw:line draw:style-name="gr30" draw:text-style-name="P2" draw:layer="layout" svg:x1="13.655cm" svg:y1="1.939cm" svg:x2="13.708cm" svg:y2="1.933cm">
          <text:p/>
        </draw:line>
        <draw:line draw:style-name="gr30" draw:text-style-name="P2" draw:layer="layout" svg:x1="13.793cm" svg:y1="1.928cm" svg:x2="13.846cm" svg:y2="1.922cm">
          <text:p/>
        </draw:line>
        <draw:line draw:style-name="gr30" draw:text-style-name="P2" draw:layer="layout" svg:x1="13.932cm" svg:y1="1.917cm" svg:x2="13.985cm" svg:y2="1.911cm">
          <text:p/>
        </draw:line>
        <draw:line draw:style-name="gr31" draw:text-style-name="P2" draw:layer="layout" svg:x1="2.603cm" svg:y1="9.532cm" svg:x2="2.762cm" svg:y2="9.233cm">
          <text:p/>
        </draw:line>
        <draw:line draw:style-name="gr31" draw:text-style-name="P2" draw:layer="layout" svg:x1="2.799cm" svg:y1="9.159cm" svg:x2="2.824cm" svg:y2="9.112cm">
          <text:p/>
        </draw:line>
        <draw:line draw:style-name="gr31" draw:text-style-name="P2" draw:layer="layout" svg:x1="2.863cm" svg:y1="9.038cm" svg:x2="3.022cm" svg:y2="8.739cm">
          <text:p/>
        </draw:line>
        <draw:line draw:style-name="gr31" draw:text-style-name="P2" draw:layer="layout" svg:x1="3.059cm" svg:y1="8.665cm" svg:x2="3.084cm" svg:y2="8.618cm">
          <text:p/>
        </draw:line>
        <draw:line draw:style-name="gr31" draw:text-style-name="P2" draw:layer="layout" svg:x1="3.123cm" svg:y1="8.544cm" svg:x2="3.28cm" svg:y2="8.245cm">
          <text:p/>
        </draw:line>
        <draw:line draw:style-name="gr31" draw:text-style-name="P2" draw:layer="layout" svg:x1="3.319cm" svg:y1="8.172cm" svg:x2="3.345cm" svg:y2="8.124cm">
          <text:p/>
        </draw:line>
        <draw:line draw:style-name="gr31" draw:text-style-name="P2" draw:layer="layout" svg:x1="3.382cm" svg:y1="8.051cm" svg:x2="3.54cm" svg:y2="7.75cm">
          <text:p/>
        </draw:line>
        <draw:line draw:style-name="gr31" draw:text-style-name="P2" draw:layer="layout" svg:x1="3.579cm" svg:y1="7.678cm" svg:x2="3.603cm" svg:y2="7.631cm">
          <text:p/>
        </draw:line>
        <draw:polyline draw:style-name="gr31" draw:text-style-name="P2" draw:layer="layout" svg:width="0.177cm" svg:height="0.286cm" svg:x="3.642cm" svg:y="7.27cm" svg:viewBox="0 0 178 287" draw:points="0,287 107,82 178,0">
          <text:p/>
        </draw:polyline>
        <draw:line draw:style-name="gr31" draw:text-style-name="P2" draw:layer="layout" svg:x1="3.873cm" svg:y1="7.208cm" svg:x2="3.909cm" svg:y2="7.166cm">
          <text:p/>
        </draw:line>
        <draw:line draw:style-name="gr31" draw:text-style-name="P2" draw:layer="layout" svg:x1="3.962cm" svg:y1="7.104cm" svg:x2="4.183cm" svg:y2="6.846cm">
          <text:p/>
        </draw:line>
        <draw:line draw:style-name="gr31" draw:text-style-name="P2" draw:layer="layout" svg:x1="4.237cm" svg:y1="6.783cm" svg:x2="4.272cm" svg:y2="6.744cm">
          <text:p/>
        </draw:line>
        <draw:line draw:style-name="gr31" draw:text-style-name="P2" draw:layer="layout" svg:x1="4.326cm" svg:y1="6.68cm" svg:x2="4.547cm" svg:y2="6.422cm">
          <text:p/>
        </draw:line>
        <draw:line draw:style-name="gr31" draw:text-style-name="P2" draw:layer="layout" svg:x1="4.6cm" svg:y1="6.36cm" svg:x2="4.634cm" svg:y2="6.32cm">
          <text:p/>
        </draw:line>
        <draw:polyline draw:style-name="gr31" draw:text-style-name="P2" draw:layer="layout" svg:width="0.22cm" svg:height="0.257cm" svg:x="4.689cm" svg:y="5.998cm" svg:viewBox="0 0 221 258" draw:points="0,258 207,17 221,0">
          <text:p/>
        </draw:polyline>
        <draw:line draw:style-name="gr31" draw:text-style-name="P2" draw:layer="layout" svg:x1="4.962cm" svg:y1="5.935cm" svg:x2="4.997cm" svg:y2="5.894cm">
          <text:p/>
        </draw:line>
        <draw:line draw:style-name="gr31" draw:text-style-name="P2" draw:layer="layout" svg:x1="5.05cm" svg:y1="5.831cm" svg:x2="5.266cm" svg:y2="5.57cm">
          <text:p/>
        </draw:line>
        <draw:line draw:style-name="gr31" draw:text-style-name="P2" draw:layer="layout" svg:x1="5.319cm" svg:y1="5.507cm" svg:x2="5.354cm" svg:y2="5.466cm">
          <text:p/>
        </draw:line>
        <draw:line draw:style-name="gr31" draw:text-style-name="P2" draw:layer="layout" svg:x1="5.406cm" svg:y1="5.403cm" svg:x2="5.624cm" svg:y2="5.143cm">
          <text:p/>
        </draw:line>
        <draw:line draw:style-name="gr31" draw:text-style-name="P2" draw:layer="layout" svg:x1="5.677cm" svg:y1="5.078cm" svg:x2="5.712cm" svg:y2="5.037cm">
          <text:p/>
        </draw:line>
        <draw:line draw:style-name="gr31" draw:text-style-name="P2" draw:layer="layout" svg:x1="5.764cm" svg:y1="4.974cm" svg:x2="5.981cm" svg:y2="4.713cm">
          <text:p/>
        </draw:line>
        <draw:line draw:style-name="gr31" draw:text-style-name="P2" draw:layer="layout" svg:x1="6.035cm" svg:y1="4.65cm" svg:x2="6.068cm" svg:y2="4.609cm">
          <text:p/>
        </draw:line>
        <draw:line draw:style-name="gr31" draw:text-style-name="P2" draw:layer="layout" svg:x1="6.121cm" svg:y1="4.546cm" svg:x2="6.339cm" svg:y2="4.286cm">
          <text:p/>
        </draw:line>
        <draw:line draw:style-name="gr31" draw:text-style-name="P2" draw:layer="layout" svg:x1="6.392cm" svg:y1="4.221cm" svg:x2="6.426cm" svg:y2="4.181cm">
          <text:p/>
        </draw:line>
        <draw:line draw:style-name="gr31" draw:text-style-name="P2" draw:layer="layout" svg:x1="6.479cm" svg:y1="4.117cm" svg:x2="6.697cm" svg:y2="3.856cm">
          <text:p/>
        </draw:line>
        <draw:line draw:style-name="gr31" draw:text-style-name="P2" draw:layer="layout" svg:x1="6.75cm" svg:y1="3.793cm" svg:x2="6.783cm" svg:y2="3.752cm">
          <text:p/>
        </draw:line>
        <draw:line draw:style-name="gr31" draw:text-style-name="P2" draw:layer="layout" svg:x1="6.837cm" svg:y1="3.689cm" svg:x2="7.055cm" svg:y2="3.429cm">
          <text:p/>
        </draw:line>
        <draw:line draw:style-name="gr31" draw:text-style-name="P2" draw:layer="layout" svg:x1="7.106cm" svg:y1="3.364cm" svg:x2="7.141cm" svg:y2="3.324cm">
          <text:p/>
        </draw:line>
        <draw:line draw:style-name="gr31" draw:text-style-name="P2" draw:layer="layout" svg:x1="7.198cm" svg:y1="3.268cm" svg:x2="7.528cm" svg:y2="3.184cm">
          <text:p/>
        </draw:line>
        <draw:line draw:style-name="gr31" draw:text-style-name="P2" draw:layer="layout" svg:x1="7.608cm" svg:y1="3.165cm" svg:x2="7.66cm" svg:y2="3.151cm">
          <text:p/>
        </draw:line>
        <draw:line draw:style-name="gr31" draw:text-style-name="P2" draw:layer="layout" svg:x1="7.74cm" svg:y1="3.132cm" svg:x2="8.068cm" svg:y2="3.048cm">
          <text:p/>
        </draw:line>
        <draw:line draw:style-name="gr31" draw:text-style-name="P2" draw:layer="layout" svg:x1="8.15cm" svg:y1="3.029cm" svg:x2="8.201cm" svg:y2="3.016cm">
          <text:p/>
        </draw:line>
        <draw:line draw:style-name="gr31" draw:text-style-name="P2" draw:layer="layout" svg:x1="8.281cm" svg:y1="2.997cm" svg:x2="8.611cm" svg:y2="2.914cm">
          <text:p/>
        </draw:line>
        <draw:line draw:style-name="gr31" draw:text-style-name="P2" draw:layer="layout" svg:x1="8.69cm" svg:y1="2.895cm" svg:x2="8.741cm" svg:y2="2.88cm">
          <text:p/>
        </draw:line>
        <draw:line draw:style-name="gr31" draw:text-style-name="P2" draw:layer="layout" svg:x1="8.823cm" svg:y1="2.861cm" svg:x2="9.151cm" svg:y2="2.779cm">
          <text:p/>
        </draw:line>
        <draw:line draw:style-name="gr31" draw:text-style-name="P2" draw:layer="layout" svg:x1="9.231cm" svg:y1="2.759cm" svg:x2="9.283cm" svg:y2="2.745cm">
          <text:p/>
        </draw:line>
        <draw:polyline draw:style-name="gr31" draw:text-style-name="P2" draw:layer="layout" svg:width="0.328cm" svg:height="0.086cm" svg:x="9.363cm" svg:y="2.638cm" svg:viewBox="0 0 329 87" draw:points="0,87 113,58 329,0">
          <text:p/>
        </draw:polyline>
        <draw:line draw:style-name="gr31" draw:text-style-name="P2" draw:layer="layout" svg:x1="9.772cm" svg:y1="2.618cm" svg:x2="9.823cm" svg:y2="2.603cm">
          <text:p/>
        </draw:line>
        <draw:line draw:style-name="gr31" draw:text-style-name="P2" draw:layer="layout" svg:x1="9.903cm" svg:y1="2.581cm" svg:x2="10.23cm" svg:y2="2.493cm">
          <text:p/>
        </draw:line>
        <draw:line draw:style-name="gr31" draw:text-style-name="P2" draw:layer="layout" svg:x1="10.31cm" svg:y1="2.471cm" svg:x2="10.362cm" svg:y2="2.456cm">
          <text:p/>
        </draw:line>
        <draw:line draw:style-name="gr31" draw:text-style-name="P2" draw:layer="layout" svg:x1="10.442cm" svg:y1="2.436cm" svg:x2="10.769cm" svg:y2="2.346cm">
          <text:p/>
        </draw:line>
        <draw:line draw:style-name="gr31" draw:text-style-name="P2" draw:layer="layout" svg:x1="10.849cm" svg:y1="2.324cm" svg:x2="10.899cm" svg:y2="2.311cm">
          <text:p/>
        </draw:line>
        <draw:line draw:style-name="gr31" draw:text-style-name="P2" draw:layer="layout" svg:x1="10.979cm" svg:y1="2.289cm" svg:x2="11.307cm" svg:y2="2.199cm">
          <text:p/>
        </draw:line>
        <draw:line draw:style-name="gr31" draw:text-style-name="P2" draw:layer="layout" svg:x1="11.387cm" svg:y1="2.18cm" svg:x2="11.439cm" svg:y2="2.164cm">
          <text:p/>
        </draw:line>
        <draw:polyline draw:style-name="gr31" draw:text-style-name="P2" draw:layer="layout" svg:width="0.329cm" svg:height="0.073cm" svg:x="11.519cm" svg:y="2.069cm" svg:viewBox="0 0 330 74" draw:points="0,74 249,6 330,0">
          <text:p/>
        </draw:polyline>
        <draw:line draw:style-name="gr31" draw:text-style-name="P2" draw:layer="layout" svg:x1="11.931cm" svg:y1="2.062cm" svg:x2="11.984cm" svg:y2="2.057cm">
          <text:p/>
        </draw:line>
        <draw:line draw:style-name="gr31" draw:text-style-name="P2" draw:layer="layout" svg:x1="12.067cm" svg:y1="2.052cm" svg:x2="12.404cm" svg:y2="2.023cm">
          <text:p/>
        </draw:line>
        <draw:line draw:style-name="gr31" draw:text-style-name="P2" draw:layer="layout" svg:x1="12.486cm" svg:y1="2.018cm" svg:x2="12.539cm" svg:y2="2.011cm">
          <text:p/>
        </draw:line>
        <draw:line draw:style-name="gr31" draw:text-style-name="P2" draw:layer="layout" svg:x1="12.622cm" svg:y1="2.007cm" svg:x2="12.96cm" svg:y2="1.977cm">
          <text:p/>
        </draw:line>
        <draw:line draw:style-name="gr31" draw:text-style-name="P2" draw:layer="layout" svg:x1="13.043cm" svg:y1="1.972cm" svg:x2="13.096cm" svg:y2="1.966cm">
          <text:p/>
        </draw:line>
        <draw:line draw:style-name="gr31" draw:text-style-name="P2" draw:layer="layout" svg:x1="13.179cm" svg:y1="1.96cm" svg:x2="13.517cm" svg:y2="1.933cm">
          <text:p/>
        </draw:line>
        <draw:line draw:style-name="gr31" draw:text-style-name="P2" draw:layer="layout" svg:x1="13.6cm" svg:y1="1.926cm" svg:x2="13.653cm" svg:y2="1.922cm">
          <text:p/>
        </draw:line>
        <draw:line draw:style-name="gr31" draw:text-style-name="P2" draw:layer="layout" svg:x1="13.735cm" svg:y1="1.915cm" svg:x2="14.058cm" svg:y2="1.888cm">
          <text:p/>
        </draw:line>
        <draw:line draw:style-name="gr32" draw:text-style-name="P2" draw:layer="layout" svg:x1="2.603cm" svg:y1="9.335cm" svg:x2="2.757cm" svg:y2="9.212cm">
          <text:p/>
        </draw:line>
        <draw:line draw:style-name="gr32" draw:text-style-name="P2" draw:layer="layout" svg:x1="2.822cm" svg:y1="9.161cm" svg:x2="2.974cm" svg:y2="9.037cm">
          <text:p/>
        </draw:line>
        <draw:line draw:style-name="gr32" draw:text-style-name="P2" draw:layer="layout" svg:x1="3.039cm" svg:y1="8.986cm" svg:x2="3.193cm" svg:y2="8.864cm">
          <text:p/>
        </draw:line>
        <draw:line draw:style-name="gr32" draw:text-style-name="P2" draw:layer="layout" svg:x1="3.258cm" svg:y1="8.812cm" svg:x2="3.41cm" svg:y2="8.69cm">
          <text:p/>
        </draw:line>
        <draw:line draw:style-name="gr32" draw:text-style-name="P2" draw:layer="layout" svg:x1="3.475cm" svg:y1="8.637cm" svg:x2="3.629cm" svg:y2="8.515cm">
          <text:p/>
        </draw:line>
        <draw:polyline draw:style-name="gr32" draw:text-style-name="P2" draw:layer="layout" svg:width="0.136cm" svg:height="0.138cm" svg:x="3.694cm" svg:y="8.324cm" svg:viewBox="0 0 137 139" draw:points="0,139 56,96 137,0">
          <text:p/>
        </draw:polyline>
        <draw:line draw:style-name="gr32" draw:text-style-name="P2" draw:layer="layout" svg:x1="3.885cm" svg:y1="8.261cm" svg:x2="4.013cm" svg:y2="8.113cm">
          <text:p/>
        </draw:line>
        <draw:line draw:style-name="gr32" draw:text-style-name="P2" draw:layer="layout" svg:x1="4.066cm" svg:y1="8.05cm" svg:x2="4.194cm" svg:y2="7.9cm">
          <text:p/>
        </draw:line>
        <draw:line draw:style-name="gr32" draw:text-style-name="P2" draw:layer="layout" svg:x1="4.248cm" svg:y1="7.839cm" svg:x2="4.376cm" svg:y2="7.689cm">
          <text:p/>
        </draw:line>
        <draw:line draw:style-name="gr32" draw:text-style-name="P2" draw:layer="layout" svg:x1="4.43cm" svg:y1="7.626cm" svg:x2="4.558cm" svg:y2="7.478cm">
          <text:p/>
        </draw:line>
        <draw:line draw:style-name="gr32" draw:text-style-name="P2" draw:layer="layout" svg:x1="4.612cm" svg:y1="7.415cm" svg:x2="4.74cm" svg:y2="7.267cm">
          <text:p/>
        </draw:line>
        <draw:polyline draw:style-name="gr32" draw:text-style-name="P2" draw:layer="layout" svg:width="0.129cm" svg:height="0.146cm" svg:x="4.794cm" svg:y="7.057cm" svg:viewBox="0 0 130 147" draw:points="0,147 102,29 130,0">
          <text:p/>
        </draw:polyline>
        <draw:line draw:style-name="gr32" draw:text-style-name="P2" draw:layer="layout" svg:x1="4.982cm" svg:y1="6.999cm" svg:x2="5.121cm" svg:y2="6.86cm">
          <text:p/>
        </draw:line>
        <draw:line draw:style-name="gr32" draw:text-style-name="P2" draw:layer="layout" svg:x1="5.181cm" svg:y1="6.801cm" svg:x2="5.32cm" svg:y2="6.664cm">
          <text:p/>
        </draw:line>
        <draw:line draw:style-name="gr32" draw:text-style-name="P2" draw:layer="layout" svg:x1="5.379cm" svg:y1="6.605cm" svg:x2="5.517cm" svg:y2="6.467cm">
          <text:p/>
        </draw:line>
        <draw:line draw:style-name="gr32" draw:text-style-name="P2" draw:layer="layout" svg:x1="5.576cm" svg:y1="6.408cm" svg:x2="5.716cm" svg:y2="6.271cm">
          <text:p/>
        </draw:line>
        <draw:line draw:style-name="gr32" draw:text-style-name="P2" draw:layer="layout" svg:x1="5.775cm" svg:y1="6.212cm" svg:x2="5.914cm" svg:y2="6.073cm">
          <text:p/>
        </draw:line>
        <draw:line draw:style-name="gr32" draw:text-style-name="P2" draw:layer="layout" svg:x1="5.972cm" svg:y1="6.016cm" svg:x2="6.111cm" svg:y2="5.877cm">
          <text:p/>
        </draw:line>
        <draw:line draw:style-name="gr32" draw:text-style-name="P2" draw:layer="layout" svg:x1="6.171cm" svg:y1="5.819cm" svg:x2="6.31cm" svg:y2="5.68cm">
          <text:p/>
        </draw:line>
        <draw:line draw:style-name="gr32" draw:text-style-name="P2" draw:layer="layout" svg:x1="6.369cm" svg:y1="5.623cm" svg:x2="6.507cm" svg:y2="5.484cm">
          <text:p/>
        </draw:line>
        <draw:line draw:style-name="gr32" draw:text-style-name="P2" draw:layer="layout" svg:x1="6.566cm" svg:y1="5.426cm" svg:x2="6.706cm" svg:y2="5.287cm">
          <text:p/>
        </draw:line>
        <draw:line draw:style-name="gr32" draw:text-style-name="P2" draw:layer="layout" svg:x1="6.763cm" svg:y1="5.23cm" svg:x2="6.904cm" svg:y2="5.091cm">
          <text:p/>
        </draw:line>
        <draw:line draw:style-name="gr32" draw:text-style-name="P2" draw:layer="layout" svg:x1="6.961cm" svg:y1="5.032cm" svg:x2="7.101cm" svg:y2="4.895cm">
          <text:p/>
        </draw:line>
        <draw:polyline draw:style-name="gr32" draw:text-style-name="P2" draw:layer="layout" svg:width="0.165cm" svg:height="0.103cm" svg:x="7.16cm" svg:y="4.731cm" svg:viewBox="0 0 166 104" draw:points="0,104 26,79 166,0">
          <text:p/>
        </draw:polyline>
        <draw:line draw:style-name="gr32" draw:text-style-name="P2" draw:layer="layout" svg:x1="7.397cm" svg:y1="4.691cm" svg:x2="7.569cm" svg:y2="4.595cm">
          <text:p/>
        </draw:line>
        <draw:line draw:style-name="gr32" draw:text-style-name="P2" draw:layer="layout" svg:x1="7.64cm" svg:y1="4.555cm" svg:x2="7.811cm" svg:y2="4.459cm">
          <text:p/>
        </draw:line>
        <draw:line draw:style-name="gr32" draw:text-style-name="P2" draw:layer="layout" svg:x1="7.883cm" svg:y1="4.419cm" svg:x2="8.054cm" svg:y2="4.321cm">
          <text:p/>
        </draw:line>
        <draw:line draw:style-name="gr32" draw:text-style-name="P2" draw:layer="layout" svg:x1="8.128cm" svg:y1="4.281cm" svg:x2="8.299cm" svg:y2="4.185cm">
          <text:p/>
        </draw:line>
        <draw:line draw:style-name="gr32" draw:text-style-name="P2" draw:layer="layout" svg:x1="8.37cm" svg:y1="4.145cm" svg:x2="8.541cm" svg:y2="4.049cm">
          <text:p/>
        </draw:line>
        <draw:line draw:style-name="gr32" draw:text-style-name="P2" draw:layer="layout" svg:x1="8.613cm" svg:y1="4.009cm" svg:x2="8.784cm" svg:y2="3.911cm">
          <text:p/>
        </draw:line>
        <draw:line draw:style-name="gr32" draw:text-style-name="P2" draw:layer="layout" svg:x1="8.857cm" svg:y1="3.871cm" svg:x2="9.027cm" svg:y2="3.775cm">
          <text:p/>
        </draw:line>
        <draw:line draw:style-name="gr32" draw:text-style-name="P2" draw:layer="layout" svg:x1="9.1cm" svg:y1="3.735cm" svg:x2="9.272cm" svg:y2="3.639cm">
          <text:p/>
        </draw:line>
        <draw:polyline draw:style-name="gr32" draw:text-style-name="P2" draw:layer="layout" svg:width="0.173cm" svg:height="0.091cm" svg:x="9.343cm" svg:y="3.507cm" svg:viewBox="0 0 174 92" draw:points="0,92 134,16 174,0">
          <text:p/>
        </draw:polyline>
        <draw:line draw:style-name="gr32" draw:text-style-name="P2" draw:layer="layout" svg:x1="9.594cm" svg:y1="3.479cm" svg:x2="9.779cm" svg:y2="3.409cm">
          <text:p/>
        </draw:line>
        <draw:line draw:style-name="gr32" draw:text-style-name="P2" draw:layer="layout" svg:x1="9.856cm" svg:y1="3.381cm" svg:x2="10.039cm" svg:y2="3.311cm">
          <text:p/>
        </draw:line>
        <draw:line draw:style-name="gr32" draw:text-style-name="P2" draw:layer="layout" svg:x1="10.117cm" svg:y1="3.283cm" svg:x2="10.301cm" svg:y2="3.215cm">
          <text:p/>
        </draw:line>
        <draw:line draw:style-name="gr32" draw:text-style-name="P2" draw:layer="layout" svg:x1="10.379cm" svg:y1="3.185cm" svg:x2="10.562cm" svg:y2="3.117cm">
          <text:p/>
        </draw:line>
        <draw:line draw:style-name="gr32" draw:text-style-name="P2" draw:layer="layout" svg:x1="10.639cm" svg:y1="3.088cm" svg:x2="10.824cm" svg:y2="3.019cm">
          <text:p/>
        </draw:line>
        <draw:line draw:style-name="gr32" draw:text-style-name="P2" draw:layer="layout" svg:x1="10.901cm" svg:y1="2.99cm" svg:x2="11.084cm" svg:y2="2.921cm">
          <text:p/>
        </draw:line>
        <draw:line draw:style-name="gr32" draw:text-style-name="P2" draw:layer="layout" svg:x1="11.162cm" svg:y1="2.893cm" svg:x2="11.347cm" svg:y2="2.822cm">
          <text:p/>
        </draw:line>
        <draw:line draw:style-name="gr32" draw:text-style-name="P2" draw:layer="layout" svg:x1="11.424cm" svg:y1="2.795cm" svg:x2="11.607cm" svg:y2="2.724cm">
          <text:p/>
        </draw:line>
        <draw:polyline draw:style-name="gr32" draw:text-style-name="P2" draw:layer="layout" svg:width="0.19cm" svg:height="0.043cm" svg:x="11.684cm" svg:y="2.652cm" svg:viewBox="0 0 191 44" draw:points="0,44 83,12 191,0">
          <text:p/>
        </draw:polyline>
        <draw:line draw:style-name="gr32" draw:text-style-name="P2" draw:layer="layout" svg:x1="11.958cm" svg:y1="2.644cm" svg:x2="12.152cm" svg:y2="2.621cm">
          <text:p/>
        </draw:line>
        <draw:line draw:style-name="gr32" draw:text-style-name="P2" draw:layer="layout" svg:x1="12.235cm" svg:y1="2.613cm" svg:x2="12.429cm" svg:y2="2.591cm">
          <text:p/>
        </draw:line>
        <draw:line draw:style-name="gr32" draw:text-style-name="P2" draw:layer="layout" svg:x1="12.512cm" svg:y1="2.583cm" svg:x2="12.706cm" svg:y2="2.56cm">
          <text:p/>
        </draw:line>
        <draw:line draw:style-name="gr32" draw:text-style-name="P2" draw:layer="layout" svg:x1="12.789cm" svg:y1="2.552cm" svg:x2="12.983cm" svg:y2="2.528cm">
          <text:p/>
        </draw:line>
        <draw:line draw:style-name="gr32" draw:text-style-name="P2" draw:layer="layout" svg:x1="13.066cm" svg:y1="2.52cm" svg:x2="13.261cm" svg:y2="2.497cm">
          <text:p/>
        </draw:line>
        <draw:line draw:style-name="gr32" draw:text-style-name="P2" draw:layer="layout" svg:x1="13.343cm" svg:y1="2.489cm" svg:x2="13.538cm" svg:y2="2.467cm">
          <text:p/>
        </draw:line>
        <draw:line draw:style-name="gr32" draw:text-style-name="P2" draw:layer="layout" svg:x1="13.62cm" svg:y1="2.459cm" svg:x2="13.815cm" svg:y2="2.436cm">
          <text:p/>
        </draw:line>
        <draw:line draw:style-name="gr32" draw:text-style-name="P2" draw:layer="layout" svg:x1="13.898cm" svg:y1="2.428cm" svg:x2="14.058cm" svg:y2="2.409cm">
          <text:p/>
        </draw:line>
        <draw:line draw:style-name="gr33" draw:text-style-name="P2" draw:layer="layout" svg:x1="2.603cm" svg:y1="10.236cm" svg:x2="2.818cm" svg:y2="10.009cm">
          <text:p/>
        </draw:line>
        <draw:line draw:style-name="gr33" draw:text-style-name="P2" draw:layer="layout" svg:x1="3.031cm" svg:y1="9.785cm" svg:x2="3.247cm" svg:y2="9.557cm">
          <text:p/>
        </draw:line>
        <draw:line draw:style-name="gr33" draw:text-style-name="P2" draw:layer="layout" svg:x1="3.46cm" svg:y1="9.332cm" svg:x2="3.675cm" svg:y2="9.106cm">
          <text:p/>
        </draw:line>
        <draw:line draw:style-name="gr33" draw:text-style-name="P2" draw:layer="layout" svg:x1="3.878cm" svg:y1="8.871cm" svg:x2="4.078cm" svg:y2="8.632cm">
          <text:p/>
        </draw:line>
        <draw:line draw:style-name="gr33" draw:text-style-name="P2" draw:layer="layout" svg:x1="4.275cm" svg:y1="8.392cm" svg:x2="4.475cm" svg:y2="8.153cm">
          <text:p/>
        </draw:line>
        <draw:line draw:style-name="gr33" draw:text-style-name="P2" draw:layer="layout" svg:x1="4.673cm" svg:y1="7.915cm" svg:x2="4.875cm" svg:y2="7.674cm">
          <text:p/>
        </draw:line>
        <draw:line draw:style-name="gr33" draw:text-style-name="P2" draw:layer="layout" svg:x1="5.086cm" svg:y1="7.45cm" svg:x2="5.303cm" svg:y2="7.224cm">
          <text:p/>
        </draw:line>
        <draw:line draw:style-name="gr33" draw:text-style-name="P2" draw:layer="layout" svg:x1="5.518cm" svg:y1="7cm" svg:x2="5.735cm" svg:y2="6.774cm">
          <text:p/>
        </draw:line>
        <draw:line draw:style-name="gr33" draw:text-style-name="P2" draw:layer="layout" svg:x1="5.948cm" svg:y1="6.55cm" svg:x2="6.166cm" svg:y2="6.326cm">
          <text:p/>
        </draw:line>
        <draw:line draw:style-name="gr33" draw:text-style-name="P2" draw:layer="layout" svg:x1="6.381cm" svg:y1="6.102cm" svg:x2="6.596cm" svg:y2="5.876cm">
          <text:p/>
        </draw:line>
        <draw:line draw:style-name="gr33" draw:text-style-name="P2" draw:layer="layout" svg:x1="6.811cm" svg:y1="5.652cm" svg:x2="7.028cm" svg:y2="5.428cm">
          <text:p/>
        </draw:line>
        <draw:line draw:style-name="gr33" draw:text-style-name="P2" draw:layer="layout" svg:x1="7.256cm" svg:y1="5.222cm" svg:x2="7.528cm" svg:y2="5.065cm">
          <text:p/>
        </draw:line>
        <draw:line draw:style-name="gr33" draw:text-style-name="P2" draw:layer="layout" svg:x1="7.796cm" svg:y1="4.91cm" svg:x2="8.067cm" svg:y2="4.754cm">
          <text:p/>
        </draw:line>
        <draw:line draw:style-name="gr33" draw:text-style-name="P2" draw:layer="layout" svg:x1="8.435cm" svg:y1="4.301cm" svg:x2="8.705cm" svg:y2="4.144cm">
          <text:p/>
        </draw:line>
        <draw:line draw:style-name="gr33" draw:text-style-name="P2" draw:layer="layout" svg:x1="8.875cm" svg:y1="4.29cm" svg:x2="9.145cm" svg:y2="4.133cm">
          <text:p/>
        </draw:line>
        <draw:polyline draw:style-name="gr33" draw:text-style-name="P2" draw:layer="layout" svg:width="0.284cm" svg:height="0.124cm" svg:x="9.414cm" svg:y="3.853cm" svg:viewBox="0 0 285 125" draw:points="0,125 62,90 285,0">
          <text:p/>
        </draw:polyline>
        <draw:line draw:style-name="gr33" draw:text-style-name="P2" draw:layer="layout" svg:x1="9.989cm" svg:y1="3.741cm" svg:x2="10.279cm" svg:y2="3.625cm">
          <text:p/>
        </draw:line>
        <draw:line draw:style-name="gr33" draw:text-style-name="P2" draw:layer="layout" svg:x1="10.567cm" svg:y1="3.513cm" svg:x2="10.859cm" svg:y2="3.397cm">
          <text:p/>
        </draw:line>
        <draw:line draw:style-name="gr33" draw:text-style-name="P2" draw:layer="layout" svg:x1="11.147cm" svg:y1="3.285cm" svg:x2="11.437cm" svg:y2="3.169cm">
          <text:p/>
        </draw:line>
        <draw:polyline draw:style-name="gr33" draw:text-style-name="P2" draw:layer="layout" svg:width="0.303cm" svg:height="0.066cm" svg:x="11.727cm" svg:y="2.99cm" svg:viewBox="0 0 304 67" draw:points="0,67 40,50 304,0">
          <text:p/>
        </draw:polyline>
        <draw:line draw:style-name="gr33" draw:text-style-name="P2" draw:layer="layout" svg:x1="12.336cm" svg:y1="2.933cm" svg:x2="12.643cm" svg:y2="2.874cm">
          <text:p/>
        </draw:line>
        <draw:line draw:style-name="gr33" draw:text-style-name="P2" draw:layer="layout" svg:x1="12.948cm" svg:y1="2.815cm" svg:x2="13.254cm" svg:y2="2.756cm">
          <text:p/>
        </draw:line>
        <draw:line draw:style-name="gr33" draw:text-style-name="P2" draw:layer="layout" svg:x1="13.559cm" svg:y1="2.699cm" svg:x2="13.866cm" svg:y2="2.641cm">
          <text:p/>
        </draw:line>
        <draw:polygon draw:style-name="gr34" draw:text-style-name="P5" draw:layer="layout" svg:width="0.213cm" svg:height="0.213cm" svg:x="2.497cm" svg:y="9.227cm" svg:viewBox="0 0 214 214" draw:points="106,214 214,0 0,0">
          <text:p/>
        </draw:polygon>
        <draw:polygon draw:style-name="gr34" draw:text-style-name="P5" draw:layer="layout" svg:width="0.214cm" svg:height="0.212cm" svg:x="4.788cm" svg:y="6.978cm" svg:viewBox="0 0 215 213" draw:points="108,213 215,0 0,0">
          <text:p/>
        </draw:polygon>
        <draw:polygon draw:style-name="gr34" draw:text-style-name="P5" draw:layer="layout" svg:width="0.211cm" svg:height="0.213cm" svg:x="7.08cm" svg:y="4.702cm" svg:viewBox="0 0 212 214" draw:points="104,214 212,0 0,0">
          <text:p/>
        </draw:polygon>
        <draw:polygon draw:style-name="gr34" draw:text-style-name="P5" draw:layer="layout" svg:width="0.213cm" svg:height="0.213cm" svg:x="9.369cm" svg:y="3.415cm" svg:viewBox="0 0 214 214" draw:points="107,214 214,0 0,0">
          <text:p/>
        </draw:polygon>
        <draw:polygon draw:style-name="gr34" draw:text-style-name="P5" draw:layer="layout" svg:width="0.212cm" svg:height="0.212cm" svg:x="11.66cm" svg:y="2.559cm" svg:viewBox="0 0 213 213" draw:points="108,213 213,0 0,0">
          <text:p/>
        </draw:polygon>
        <draw:polygon draw:style-name="gr35" draw:text-style-name="P6" draw:layer="layout" svg:width="0.213cm" svg:height="0.213cm" svg:x="3.643cm" svg:y="7.245cm" svg:viewBox="0 0 214 214" draw:points="0,214 214,214 214,0 0,0">
          <text:p/>
        </draw:polygon>
        <draw:polygon draw:style-name="gr35" draw:text-style-name="P6" draw:layer="layout" svg:width="0.214cm" svg:height="0.213cm" svg:x="4.788cm" svg:y="5.908cm" svg:viewBox="0 0 215 214" draw:points="0,214 215,214 215,0 0,0">
          <text:p/>
        </draw:polygon>
        <draw:polygon draw:style-name="gr35" draw:text-style-name="P6" draw:layer="layout" svg:width="0.211cm" svg:height="0.214cm" svg:x="7.08cm" svg:y="3.163cm" svg:viewBox="0 0 212 215" draw:points="0,215 212,215 212,0 0,0">
          <text:p/>
        </draw:polygon>
        <draw:polygon draw:style-name="gr36" draw:text-style-name="P7" draw:layer="layout" svg:width="0.202cm" svg:height="0.191cm" svg:x="2.504cm" svg:y="9.62cm" svg:viewBox="0 0 203 192" draw:points="102,0 0,75 39,192 164,192 203,75">
          <text:p/>
        </draw:polygon>
        <draw:polygon draw:style-name="gr36" draw:text-style-name="P7" draw:layer="layout" svg:width="0.202cm" svg:height="0.191cm" svg:x="3.648cm" svg:y="6.138cm" svg:viewBox="0 0 203 192" draw:points="102,0 0,74 38,192 165,192 203,74">
          <text:p/>
        </draw:polygon>
        <draw:polygon draw:style-name="gr36" draw:text-style-name="P7" draw:layer="layout" svg:width="0.202cm" svg:height="0.193cm" svg:x="4.794cm" svg:y="4.855cm" svg:viewBox="0 0 203 194" draw:points="101,0 0,75 38,194 165,194 203,75">
          <text:p/>
        </draw:polygon>
        <draw:polygon draw:style-name="gr36" draw:text-style-name="P7" draw:layer="layout" svg:width="0.202cm" svg:height="0.193cm" svg:x="7.085cm" svg:y="2.799cm" svg:viewBox="0 0 203 194" draw:points="102,0 0,73 38,194 164,194 203,73">
          <text:p/>
        </draw:polygon>
        <draw:polygon draw:style-name="gr36" draw:text-style-name="P7" draw:layer="layout" svg:width="0.203cm" svg:height="0.191cm" svg:x="9.374cm" svg:y="2.395cm" svg:viewBox="0 0 204 192" draw:points="102,0 0,72 41,192 165,192 204,72">
          <text:p/>
        </draw:polygon>
        <draw:polygon draw:style-name="gr36" draw:text-style-name="P7" draw:layer="layout" svg:width="0.202cm" svg:height="0.193cm" svg:x="11.666cm" svg:y="1.982cm" svg:viewBox="0 0 203 194" draw:points="101,0 0,76 38,194 165,194 203,76">
          <text:p/>
        </draw:polygon>
        <draw:polygon draw:style-name="gr36" draw:text-style-name="P7" draw:layer="layout" svg:width="0.202cm" svg:height="0.192cm" svg:x="13.956cm" svg:y="1.8cm" svg:viewBox="0 0 203 193" draw:points="102,0 0,74 39,193 165,193 203,74">
          <text:p/>
        </draw:polygon>
        <draw:polygon draw:style-name="gr20" draw:text-style-name="P8" draw:layer="layout" svg:width="0.406cm" svg:height="0.33cm" svg:x="2.404cm" svg:y="10.217cm" svg:viewBox="0 0 407 331" draw:points="202,0 155,125 0,125 127,206 78,331 202,255 329,331 281,206 407,125 252,125">
          <text:p/>
        </draw:polygon>
        <draw:polygon draw:style-name="gr20" draw:text-style-name="P8" draw:layer="layout" svg:width="0.405cm" svg:height="0.305cm" svg:x="3.549cm" svg:y="9.017cm" svg:viewBox="0 0 406 306" draw:points="203,0 157,120 0,120 125,190 76,306 203,234 331,306 281,190 406,120 251,120">
          <text:p/>
        </draw:polygon>
        <draw:polygon draw:style-name="gr20" draw:text-style-name="P8" draw:layer="layout" svg:width="0.406cm" svg:height="0.355cm" svg:x="4.794cm" svg:y="7.328cm" svg:viewBox="0 0 407 356" draw:points="202,0 155,135 0,135 124,220 78,356 202,272 330,356 280,220 407,135 251,135">
          <text:p/>
        </draw:polygon>
        <draw:polygon draw:style-name="gr20" draw:text-style-name="P8" draw:layer="layout" svg:width="0.456cm" svg:height="0.357cm" svg:x="6.985cm" svg:y="5.074cm" svg:viewBox="0 0 457 358" draw:points="229,0 177,136 0,136 144,223 87,358 229,275 372,358 318,223 457,136 283,136">
          <text:p/>
        </draw:polygon>
        <draw:polygon draw:style-name="gr20" draw:text-style-name="P8" draw:layer="layout" svg:width="0.406cm" svg:height="0.33cm" svg:x="9.274cm" svg:y="3.913cm" svg:viewBox="0 0 407 331" draw:points="202,0 155,127 0,127 126,206 78,331 202,255 327,331 280,206 407,127 251,127">
          <text:p/>
        </draw:polygon>
        <draw:polygon draw:style-name="gr20" draw:text-style-name="P8" draw:layer="layout" svg:width="0.407cm" svg:height="0.381cm" svg:x="11.565cm" svg:y="2.831cm" svg:viewBox="0 0 408 382" draw:points="206,0 157,148 0,148 126,237 77,382 206,293 331,382 282,237 408,148 252,148">
          <text:p/>
        </draw:polygon>
        <draw:polygon draw:style-name="gr20" draw:text-style-name="P8" draw:layer="layout" svg:width="0.406cm" svg:height="0.381cm" svg:x="13.857cm" svg:y="2.421cm" svg:viewBox="0 0 407 382" draw:points="203,0 156,146 0,146 127,238 78,382 203,293 328,382 281,238 407,146 252,146">
          <text:p/>
        </draw:polygon>
        <draw:path draw:style-name="gr37" draw:text-style-name="P9" draw:layer="layout" svg:width="0.213cm" svg:height="0.213cm" svg:x="3.643cm" svg:y="7.963cm" svg:viewBox="0 0 214 214" svg:d="M107 214c29 0 55-11 75-32 20-20 32-49 32-76 0-28-12-55-32-74-20-20-46-32-75-32-27 0-56 12-76 32-20 19-31 46-31 74 0 27 11 56 31 76 20 21 49 32 76 32z">
          <text:p/>
        </draw:path>
        <draw:path draw:style-name="gr37" draw:text-style-name="P9" draw:layer="layout" svg:width="0.214cm" svg:height="0.213cm" svg:x="4.788cm" svg:y="6.223cm" svg:viewBox="0 0 215 214" svg:d="M108 214c28 0 55-12 75-32s32-46 32-75c0-28-12-56-32-76s-47-31-75-31c-29 0-55 11-75 31s-33 48-33 76c0 29 13 55 33 75s46 32 75 32z">
          <text:p/>
        </draw:path>
        <draw:path draw:style-name="gr37" draw:text-style-name="P9" draw:layer="layout" svg:width="0.211cm" svg:height="0.212cm" svg:x="7.08cm" svg:y="3.604cm" svg:viewBox="0 0 212 213" svg:d="M104 213c29 0 55-10 75-30 23-20 33-48 33-75 0-30-10-58-33-78-20-20-46-30-75-30-27 0-55 10-73 30-20 20-31 48-31 78 0 27 11 55 31 75 18 20 46 30 73 30z">
          <text:p/>
        </draw:path>
        <draw:path draw:style-name="gr37" draw:text-style-name="P9" draw:layer="layout" svg:width="0.213cm" svg:height="0.213cm" svg:x="9.369cm" svg:y="2.918cm" svg:viewBox="0 0 214 214" svg:d="M107 214c29 0 56-11 76-32s31-49 31-76c0-28-11-55-31-75s-47-31-76-31c-27 0-55 11-75 31-21 20-32 47-32 75 0 27 11 55 32 76 20 21 48 32 75 32z">
          <text:p/>
        </draw:path>
        <draw:path draw:style-name="gr37" draw:text-style-name="P9" draw:layer="layout" svg:width="0.212cm" svg:height="0.213cm" svg:x="11.66cm" svg:y="2.277cm" svg:viewBox="0 0 213 214" svg:d="M108 214c29 0 55-11 75-31 20-21 30-48 30-76 0-29-10-55-30-75s-46-32-75-32c-28 0-55 12-76 32-20 20-32 46-32 75 0 28 12 55 32 76 21 20 48 31 76 31z">
          <text:p/>
        </draw:path>
        <draw:polygon draw:style-name="gr38" draw:text-style-name="P11" draw:layer="layout" svg:width="0.213cm" svg:height="0.211cm" svg:x="13.95cm" svg:y="2.014cm" svg:viewBox="0 0 214 212" draw:points="108,212 214,0 0,0">
          <text:p/>
        </draw:polygon>
        <draw:polygon draw:style-name="gr39" draw:text-style-name="P10" draw:layer="layout" svg:width="0.202cm" svg:height="0.192cm" svg:x="2.504cm" svg:y="10.081cm" svg:viewBox="0 0 203 193" draw:points="102,0 0,73 39,193 164,193 203,73">
          <text:p/>
        </draw:polygon>
        <draw:polygon draw:style-name="gr39" draw:text-style-name="P10" draw:layer="layout" svg:width="0.202cm" svg:height="0.193cm" svg:x="3.648cm" svg:y="8.376cm" svg:viewBox="0 0 203 194" draw:points="102,0 0,73 38,194 165,194 203,73">
          <text:p/>
        </draw:polygon>
        <draw:polygon draw:style-name="gr39" draw:text-style-name="P10" draw:layer="layout" svg:width="0.202cm" svg:height="0.191cm" svg:x="4.794cm" svg:y="7.172cm" svg:viewBox="0 0 203 192" draw:points="101,0 0,72 38,192 165,192 203,72">
          <text:p/>
        </draw:polygon>
        <draw:polygon draw:style-name="gr39" draw:text-style-name="P10" draw:layer="layout" svg:width="0.202cm" svg:height="0.193cm" svg:x="7.085cm" svg:y="5.455cm" svg:viewBox="0 0 203 194" draw:points="102,0 0,75 38,194 164,194 203,75">
          <text:p/>
        </draw:polygon>
        <draw:polygon draw:style-name="gr39" draw:text-style-name="P10" draw:layer="layout" svg:width="0.203cm" svg:height="0.193cm" svg:x="9.374cm" svg:y="4.557cm" svg:viewBox="0 0 204 194" draw:points="102,0 0,73 41,194 165,194 204,73">
          <text:p/>
        </draw:polygon>
        <draw:polygon draw:style-name="gr39" draw:text-style-name="P10" draw:layer="layout" svg:width="0.202cm" svg:height="0.191cm" svg:x="11.666cm" svg:y="3.763cm" svg:viewBox="0 0 203 192" draw:points="101,0 0,72 38,192 165,192 203,72">
          <text:p/>
        </draw:polygon>
        <draw:polygon draw:style-name="gr39" draw:text-style-name="P10" draw:layer="layout" svg:width="0.202cm" svg:height="0.193cm" svg:x="13.956cm" svg:y="3.238cm" svg:viewBox="0 0 203 194" draw:points="102,0 0,73 39,194 165,194 203,73">
          <text:p/>
        </draw:polygon>
        <draw:polygon draw:style-name="gr34" draw:text-style-name="P5" draw:layer="layout" svg:width="0.213cm" svg:height="0.213cm" svg:x="3.643cm" svg:y="8.312cm" svg:viewBox="0 0 214 214" draw:points="107,214 214,0 0,0">
          <text:p/>
        </draw:polygon>
        <draw:polygon draw:style-name="gr34" draw:text-style-name="P5" draw:layer="layout" svg:width="0.213cm" svg:height="0.213cm" svg:x="13.95cm" svg:y="2.303cm" svg:viewBox="0 0 214 214" draw:points="108,214 214,0 0,0">
          <text:p/>
        </draw:polygon>
        <draw:polygon draw:style-name="gr35" draw:text-style-name="P6" draw:layer="layout" svg:width="0.213cm" svg:height="0.213cm" svg:x="2.497cm" svg:y="9.424cm" svg:viewBox="0 0 214 214" draw:points="0,214 214,214 214,0 0,0">
          <text:p/>
        </draw:polygon>
        <draw:polygon draw:style-name="gr35" draw:text-style-name="P6" draw:layer="layout" svg:width="0.213cm" svg:height="0.211cm" svg:x="9.369cm" svg:y="2.591cm" svg:viewBox="0 0 214 212" draw:points="0,212 214,212 214,0 0,0">
          <text:p/>
        </draw:polygon>
        <draw:polygon draw:style-name="gr35" draw:text-style-name="P6" draw:layer="layout" svg:width="0.212cm" svg:height="0.213cm" svg:x="11.66cm" svg:y="1.968cm" svg:viewBox="0 0 213 214" draw:points="0,214 213,214 213,0 0,0">
          <text:p/>
        </draw:polygon>
        <draw:polygon draw:style-name="gr35" draw:text-style-name="P6" draw:layer="layout" svg:width="0.213cm" svg:height="0.213cm" svg:x="13.95cm" svg:y="1.783cm" svg:viewBox="0 0 214 214" draw:points="0,214 214,214 214,0 0,0">
          <text:p/>
        </draw:polygon>
        <draw:path draw:style-name="gr37" draw:text-style-name="P9" draw:layer="layout" svg:width="0.213cm" svg:height="0.214cm" svg:x="2.497cm" svg:y="9.992cm" svg:viewBox="0 0 214 215" svg:d="M106 215c29 0 57-12 78-32 19-20 30-46 30-76 0-27-11-55-30-75-21-20-49-32-78-32-28 0-55 12-75 32s-31 48-31 75c0 30 11 56 31 76s47 32 75 32z">
          <text:p/>
        </draw:path>
        <draw:frame draw:style-name="gr40" draw:text-style-name="P4" draw:layer="layout" svg:width="2.021cm" svg:height="0.987cm" svg:x="10.738cm" svg:y="8.733cm">
          <draw:text-box>
            <text:p text:style-name="P3"><text:span text:style-name="T1">IBCC</text:span></text:p>
          </draw:text-box>
        </draw:frame>
        <draw:frame draw:style-name="gr41" draw:text-style-name="P4" draw:layer="layout" svg:width="1.314cm" svg:height="0.987cm" svg:x="10.738cm" svg:y="9.564cm">
          <draw:text-box>
            <text:p text:style-name="P3"><text:span text:style-name="T1">M</text:span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1T18:43:39.361070742</dc:date>
    <dc:creator>Edwin Simpson</dc:creator>
    <meta:editing-duration>PT23M46S</meta:editing-duration>
    <meta:editing-cycles>10</meta:editing-cycles>
    <meta:generator>LibreOffice/6.1.2.1$Linux_X86_64 LibreOffice_project/65905a128db06ba48db947242809d14d3f9a93fe</meta:generator>
    <meta:document-statistic meta:object-count="415"/>
  </office:meta>
</office:document-meta>
</file>